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4"/>
    <style:style style:name="P3" style:family="paragraph" style:parent-style-name="Standard" style:list-style-name="L5"/>
    <style:style style:name="P4" style:family="paragraph" style:parent-style-name="Standard">
      <style:text-properties style:font-name="Courier New" fo:font-size="10pt" fo:language="fr" fo:country="FR" style:font-name-asian="Courier New" style:font-size-asian="10pt" style:font-name-complex="Courier New" style:font-size-complex="10pt"/>
    </style:style>
    <style:style style:name="P5" style:family="paragraph" style:parent-style-name="Standard">
      <style:paragraph-properties style:text-autospace="none"/>
      <style:text-properties style:font-name="Courier New" fo:font-size="10pt" fo:language="fr" fo:country="FR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style:text-autospace="none"/>
      <style:text-properties style:font-name="Courier New" fo:font-size="10pt" fo:language="fr" fo:country="FR" fo:font-weight="bold" style:font-name-asian="Courier New" style:font-size-asian="10pt" style:font-weight-asian="bold" style:font-name-complex="Courier New" style:font-size-complex="10pt" style:font-weight-complex="bold"/>
    </style:style>
    <style:style style:name="P7" style:family="paragraph" style:parent-style-name="Standard">
      <style:paragraph-properties style:text-autospace="none"/>
      <style:text-properties style:font-name="Courier New" fo:font-size="14pt" fo:language="fr" fo:country="FR" fo:font-weight="bold" style:font-name-asian="Courier New" style:font-size-asian="14pt" style:font-weight-asian="bold" style:font-name-complex="Courier New" style:font-size-complex="14pt" style:font-weight-complex="bold"/>
    </style:style>
    <style:style style:name="P8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h text:style-name="Heading_20_1" text:outline-level="1">Installation d'un core node paraxos5</text:h>
      <text:p text:style-name="Standard"/>
      <text:h text:style-name="Heading_20_2" text:outline-level="2">Installing from a CD</text:h>
      <text:p text:style-name="Standard"/>
      <text:p text:style-name="Standard"/>
      <text:h text:style-name="Heading_20_3" text:outline-level="3">partition choice</text:h>
      <text:p text:style-name="Standard"/>
      <text:p text:style-name="Standard">/boot</text:p>
      <text:p text:style-name="Standard">/</text:p>
      <text:p text:style-name="Standard">/swap</text:p>
      <text:p text:style-name="Standard">/home</text:p>
      <text:p text:style-name="Standard"/>
      <text:p text:style-name="Standard"/>
      <text:p text:style-name="Standard">install all core services</text:p>
      <text:list xml:id="list28678094" text:style-name="L4">
        <text:list-item>
          <text:p text:style-name="P2">volife xvoms, aem, xtreemfs, rca server, vops</text:p>
        </text:list-item>
      </text:list>
      <text:p text:style-name="Standard"/>
      <text:p text:style-name="Standard"/>
      <text:p text:style-name="Standard">pas install CD2</text:p>
      <text:p text:style-name="Standard">copy CD n disk</text:p>
      <text:p text:style-name="Standard"/>
      <text:p text:style-name="Standard">individual package selection</text:p>
      <text:list xml:id="list28676197" text:style-name="L5">
        <text:list-item>
          <text:p text:style-name="P3">take all package exce^t linux SSI <text:s text:c="2"/>→ 1481 MB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>generate a set of certificates for all clusters</text:p>
      <text:p text:style-name="Standard"/>
      <text:p text:style-name="Standard"/>
      <text:p text:style-name="Standard"/>
      <text:p text:style-name="Standard"/>
      <text:p text:style-name="Standard">private keys sttay on core node, <text:s/>public certificates are copied on the others</text:p>
      <text:p text:style-name="Standard"/>
      <text:p text:style-name="Standard">administrator password</text:p>
      <text:p text:style-name="Standard"/>
      <text:p text:style-name="Standard"/>
      <text:p text:style-name="Standard">boot loader : panic → switch to manual mode<text:line-break/><text:line-break/><text:line-break/><text:line-break/><text:line-break/>give ip adress in :etc/sysconfig/network/ifcfg-eth0</text:p>
      <text:p text:style-name="Standard"/>
      <text:p text:style-name="Standard"><text:s/>BOOTROTO=static</text:p>
      <text:p text:style-name="Standard"><text:soft-page-break/>IPADR=</text:p>
      <text:p text:style-name="Standard">NETMASK=</text:p>
      <text:p text:style-name="Standard">ONBOOT=yes</text:p>
      <text:p text:style-name="Standard">METRIC=10</text:p>
      <text:p text:style-name="Standard"/>
      <text:p text:style-name="Standard">name</text:p>
      <text:p text:style-name="Standard"/>
      <text:p text:style-name="Standard">/etc/sysconfig/network</text:p>
      <text:p text:style-name="Standard"><text:s/>NETWORKING=yes</text:p>
      <text:p text:style-name="Standard">HOSTNAME=blabla</text:p>
      <text:p text:style-name="Standard"/>
      <text:p text:style-name="Standard">on reboot</text:p>
      <text:p text:style-name="Standard"/>
      <text:p text:style-name="Standard">manque l'heure et le clavier</text:p>
      <text:p text:style-name="Standard"/>
      <text:p text:style-name="Standard"/>
      <text:p text:style-name="Standard">loadkeys fr</text:p>
      <text:p text:style-name="Standard"/>
      <text:p text:style-name="Standard"/>
      <text:h text:style-name="Heading_20_3" text:outline-level="3">Creation des directory ssh root et user</text:h>
      <text:p text:style-name="P5">??? an ssh -v will do</text:p>
      <text:p text:style-name="P5"/>
      <text:p text:style-name="P5">[root@paraxos5 ~]# mkdir /root/.ssh</text:p>
      <text:p text:style-name="P5">yjegou@paradeux:~$ scp /home/yjegou/.ssh/authorized_keys2 root@paraxos5:/root/.ssh/</text:p>
      <text:p text:style-name="P5"/>
      <text:p text:style-name="P5">[yjegou@paraxos5 ~]$ mkdir .ssh</text:p>
      <text:p text:style-name="P5">[yjegou@paraxos5 ~]$ chmod g-w .ssh</text:p>
      <text:p text:style-name="P5">yjegou@paradeux:~$ scp /home/yjegou/.ssh/authorized_keys2 paraxos5:.ssh/</text:p>
      <text:p text:style-name="P5"/>
      <text:p text:style-name="P5"/>
      <text:p text:style-name="P5"/>
      <text:h text:style-name="Heading_20_3" text:outline-level="3">Configuring clock </text:h>
      <text:p text:style-name="P5">[root@paraxos5 ~]# cat /etc/ntp.conf</text:p>
      <text:p text:style-name="P5">...</text:p>
      <text:p text:style-name="P5">server ntp1.irisa.fr</text:p>
      <text:p text:style-name="P5">...</text:p>
      <text:p text:style-name="P5">[root@paraxos5 ~]# cat /etc/ntp/step-tickers</text:p>
      <text:p text:style-name="P5">ntp1.irisa.fr</text:p>
      <text:p text:style-name="P5">[root@paraxos1 ~]# service ntpd restart</text:p>
      <text:p text:style-name="P5"/>
      <text:h text:style-name="Heading_20_3" text:outline-level="3">proxy setting</text:h>
      <text:p text:style-name="P5">[root@paraxos5 ~]# cat /etc/wgetrc</text:p>
      <text:p text:style-name="P5">...</text:p>
      <text:p text:style-name="P5">ftp_proxy=http://paradonf.irisa.fr:3128</text:p>
      <text:p text:style-name="P5">http_proxy=http://paradonf.irisa.fr:3128</text:p>
      <text:p text:style-name="P5">…</text:p>
      <text:p text:style-name="P5"/>
      <text:h text:style-name="Heading_20_3" text:outline-level="3">copying /etc/hosts</text:h>
      <text:p text:style-name="P5">[root@paraxos5 ~]# cat /etc/hosts</text:p>
      <text:p text:style-name="P5">127.0.0.1 <text:s text:c="18"/>localhost</text:p>
      <text:p text:style-name="P5">131.254.201.16 <text:s text:c="17"/>paraxos1.irisa.fr paraxos1 <text:s text:c="5"/>client node</text:p>
      <text:p text:style-name="P5"><text:soft-page-break/>131.254.201.17 <text:s text:c="17"/>paraxos2.irisa.fr paraxos2 <text:s text:c="5"/>ress node</text:p>
      <text:p text:style-name="P5">131.254.201.18 <text:s text:c="17"/>paraxos3.irisa.fr paraxos3</text:p>
      <text:p text:style-name="P5">131.254.201.19 <text:s text:c="9"/>paraxos4.irisa.fr paraxos4</text:p>
      <text:p text:style-name="P5">131.254.201.20 <text:s text:c="9"/>paraxos5.irisa.fr paraxos5 <text:s text:c="13"/>core node</text:p>
      <text:p text:style-name="P5">131.254.201.25 <text:s text:c="9"/>paraxos25.irisa.fr paraxos25</text:p>
      <text:p text:style-name="P5"/>
      <text:p text:style-name="P5">[root@paraxos5 ~]# urpmi.addmedia --wget xtreemos <text:a xlink:type="simple" xlink:href="ftp://xtreemos:F_z3M%5D7qz@ftp.ext.mandriva.com/xtreemos/packages/i586/2008.0/RPMS">ftp://xtreemos:F_z3M]7qz@ftp.ext.mandriva.com/xtreemos/packages/i586/2008.0/RPMS</text:a></text:p>
      <text:p text:style-name="P5"/>
      <text:p text:style-name="P5">trying update from mandiva</text:p>
      <text:p text:style-name="P5">[root@paraxos5 ~]# urpmi --wget –auto-update</text:p>
      <text:p text:style-name="P5"/>
      <text:p text:style-name="P5"/>
      <text:p text:style-name="P5">tother possible repository</text:p>
      <text:p text:style-name="P5"><text:a xlink:type="simple" xlink:href="ftp://ftp.free.ffr/mirrors/ftp.mandriva.com/MandrivaLinux/devel/xtreemos/2008.0">ftp.free.fr/mirrors/ftp.mandriva.com/MandrivaLinux/devel/xtreemos/2008.0</text:a></text:p>
      <text:p text:style-name="P5"/>
      <text:p text:style-name="P5"/>
      <text:p text:style-name="P5"/>
      <text:p text:style-name="P5">chkconfig --list </text:p>
      <text:p text:style-name="P5">to have all runlevel launched service</text:p>
      <text:p text:style-name="P5">runlevel </text:p>
      <text:p text:style-name="P5"/>
      <text:p text:style-name="P5"/>
      <text:p text:style-name="P5">give current runlevel</text:p>
      <text:p text:style-name="P5"/>
      <text:p text:style-name="P5">chkconfig --level 345 xosd on</text:p>
      <text:p text:style-name="P5"><text:s text:c="21"/>tomcat5</text:p>
      <text:p text:style-name="P5"/>
      <text:p text:style-name="P5">then check again with</text:p>
      <text:p text:style-name="P5"><text:s text:c="5"/>chkconfig --list</text:p>
      <text:p text:style-name="P5">might be a bug</text:p>
      <text:p text:style-name="P5"/>
      <text:p text:style-name="P5"/>
      <text:p text:style-name="P5">service xosd restart</text:p>
      <text:p text:style-name="P5"/>
      <text:p text:style-name="P5"/>
      <text:p text:style-name="P5"/>
      <text:h text:style-name="Heading_20_3" text:outline-level="3">certifcate setting</text:h>
      <text:p text:style-name="P5"/>
      <text:p text:style-name="P5"/>
      <text:p text:style-name="P5">Mkdir -p /etc/xos/truststore/private/</text:p>
      <text:p text:style-name="P5"/>
      <text:p text:style-name="P5">yjegou@paradeux:~$ scp /home/yjegou/Save/XtreemOS/XosCA/VO-Yvon-CA/public/VO-Yvon-CA-cert.pem <text:s/>root@paraxos5:/etc/xos/truststore/certs/xtreemos.crt</text:p>
      <text:p text:style-name="P5">yjegou@paradeux:~$ scp /home/yjegou/Save/XtreemOS/XosCA/paraxos5.irisa.fr-cda-cert.pem root@paraxos5:/etc/xos/truststore/certs/cda.crt</text:p>
      <text:p text:style-name="P5">yjegou@paradeux:~$ scp /home/yjegou/Save/XtreemOS/XosCA/paraxos5.irisa.fr-cda-key.pem root@paraxos5:/etc/xos/truststore/private/cda.key</text:p>
      <text:p text:style-name="P5">[root@paraxos5 ~]# chown cdauser.cdauser /etc/xos/truststore/certs/cda.crt</text:p>
      <text:p text:style-name="P5">[root@paraxos5 ~]# chown cdauser.cdauser /etc/xos/truststore/private/cda.key</text:p>
      <text:p text:style-name="P5">[root@paraxos5 ~]# chmod a+r /etc/xos/truststore/private/cda.key</text:p>
      <text:p text:style-name="P5">yjegou@paradeux:~$ scp /home/yjegou/Save/XtreemOS/XosCA/paraxos5.irisa.fr-rca-yvon-cert.pem <text:s/>root@paraxos5:/etc/xos/truststore/certs/rcaserver.crt</text:p>
      <text:p text:style-name="P5">yjegou@paradeux:~$ scp /home/yjegou/Save/XtreemOS/XosCA/paraxos5.irisa.fr-rca-yvon-key.pem <text:s/>root@paraxos5:/etc/xos/truststore/private/rcaserver.key</text:p>
      <text:p text:style-name="P5">yjegou@paradeux:~$ scp /home/yjegou/Save/XtreemOS/XosCA/paraxos5.irisa.fr-vops-cert.pem <text:s text:c="3"/>root@paraxos5:/etc/xos/truststore/certs/vops.crt</text:p>
      <text:p text:style-name="P5">yjegou@paradeux:~$ scp /home/yjegou/Save/XtreemOS/XosCA/paraxos5.irisa.fr-vops-key.pem <text:s text:c="2"/>root@paraxos5:/etc/xos/truststore/private/vops.key</text:p>
      <text:p text:style-name="P5"/>
      <text:p text:style-name="P5">[root@paraxos5 ~]# chmod a+r /etc/xos/truststore/certs/* # in case umod does not create file with read for others</text:p>
      <text:p text:style-name="P5"><text:soft-page-break/>[root@paraxos5 ~]# c_rehash /etc/xos/truststore/certs/</text:p>
      <text:p text:style-name="P5"/>
      <text:p text:style-name="P5"/>
      <text:p text:style-name="P5">[root@paraxos5 ~]# cat /etc/xos/nss_pam/pam_xos.conf</text:p>
      <text:p text:style-name="P5">...</text:p>
      <text:p text:style-name="P5">OpenAutoMount <text:s text:c="17"/>yes</text:p>
      <text:p text:style-name="P5">...</text:p>
      <text:p text:style-name="P5">VOCACertDir <text:s text:c="8"/>/etc/xos/truststore/certs #beware: no / at the end</text:p>
      <text:p text:style-name="P5">VOCACertFile <text:s text:c="8"/>xtreemos.crt</text:p>
      <text:p text:style-name="P5">...</text:p>
      <text:p text:style-name="P5"/>
      <text:p text:style-name="P5"># check /etc/xos/config/cdaserver/cdaserver.properties</text:p>
      <text:p text:style-name="P5"/>
      <text:p text:style-name="P5"># BUG: missing dir /etc/xos/config/volife</text:p>
      <text:p text:style-name="P5"/>
      <text:p text:style-name="P5">[root@paraxos5 ~]# mkdir -p /etc/xos/config/volife</text:p>
      <text:p text:style-name="P5">[root@paraxos5 ~]# cat /etc/xos/config/volife/volife.properties</text:p>
      <text:p text:style-name="P5">cdaserver.keyFilename=/etc/xos/truststore/private/cda.key</text:p>
      <text:p text:style-name="P5">cdaserver.keyPassphrase=</text:p>
      <text:p text:style-name="P5">cdaserver.certFilename=/etc/xos/truststore/certs/cda.crt</text:p>
      <text:p text:style-name="P5"/>
      <text:p text:style-name="P5">#BUG-&gt; should initialize XVOMS database (xvoms_prepare_database.sh)</text:p>
      <text:p text:style-name="P5">[root@paraxos5 ~]# /usr/share/xvoms/bin/xvoms_prepare_database.sh</text:p>
      <text:p text:style-name="P5"><text:s/>- Create xvoms database</text:p>
      <text:p text:style-name="P5"><text:s/>- Mysqld configuration (accept network connexion)</text:p>
      <text:p text:style-name="P5">Shutting down MySQL: ... <text:s text:c="39"/>[ <text:s/>OK <text:s/>]</text:p>
      <text:p text:style-name="P5">Starting MySQL: <text:s text:c="48"/>[ <text:s/>OK <text:s/>]</text:p>
      <text:p text:style-name="P5"/>
      <text:p text:style-name="P5"/>
      <text:p text:style-name="P5">[root@paraxos5 ~]# cat /usr/share/tomcat5/webapps/volifecycle/WEB-INF/classes/MRC.properties</text:p>
      <text:p text:style-name="P5"># a configuration file for VOLifecycle web application or XVOMS service to locate MRC server</text:p>
      <text:p text:style-name="P5">mrc.host=<text:span text:style-name="T1">paraxos5.irisa.fr</text:span></text:p>
      <text:p text:style-name="P5">mrc.port=32636</text:p>
      <text:p text:style-name="P5"/>
      <text:p text:style-name="P5">[root@paraxos5 ~]# service tomcat5 restart</text:p>
      <text:p text:style-name="P5"/>
      <text:p text:style-name="P5">[root@paraxos5 ~]# cat /etc/xos/xtreemfs/mrcconfig.properties</text:p>
      <text:p text:style-name="P5">...</text:p>
      <text:p text:style-name="P5">dir_service.host = paraxos5.irisa.fr</text:p>
      <text:p text:style-name="P5">...</text:p>
      <text:p text:style-name="P5">[root@paraxos5 ~]# cat /etc/xos/xtreemfs/osdconfig.properties</text:p>
      <text:p text:style-name="P5">...</text:p>
      <text:p text:style-name="P5">dir_service.host = paraxos5.irisa.fr</text:p>
      <text:p text:style-name="P5">...</text:p>
      <text:p text:style-name="P5">object_dir = /xfs/objs/</text:p>
      <text:p text:style-name="P5">...</text:p>
      <text:p text:style-name="P5">[root@paraxos5 ~]# cat /etc/xos/xtreemfs/default_dir</text:p>
      <text:p text:style-name="P5">dir_service.host = paraxos5.irisa.fr</text:p>
      <text:p text:style-name="P5">...</text:p>
      <text:p text:style-name="P5"/>
      <text:p text:style-name="P5"/>
      <text:p text:style-name="P5">[root@paraxos5 ~]# <text:s/>chown -R xtreemfs:xtreemfs /xfs/</text:p>
      <text:p text:style-name="P5">[root@paraxos5 ~]# service xtreemfs-osd stop</text:p>
      <text:p text:style-name="P5">stoping XtreemFS Object Storage Device (OSD)... <text:s text:c="16"/>[ <text:s/>OK <text:s/>]</text:p>
      <text:p text:style-name="P5">[root@paraxos5 ~]# service xtreemfs-mrc stop</text:p>
      <text:p text:style-name="P5">stoping XtreemFS Metadata and Replica Catalog (MRC)... <text:s text:c="9"/>[ <text:s/>OK <text:s/>]</text:p>
      <text:p text:style-name="P5">[root@paraxos5 ~]# service xtreemfs-dir stop</text:p>
      <text:p text:style-name="P5">stoping XtreemFS Directory Service (DIR)... <text:s text:c="20"/>[ <text:s/>OK <text:s/>]</text:p>
      <text:p text:style-name="P5">[root@paraxos5 ~]# service xtreemfs-dir start</text:p>
      <text:p text:style-name="P5">starting XtreemFS Directory Service (DIR)... <text:s text:c="19"/>[ <text:s/>OK <text:s/>]</text:p>
      <text:p text:style-name="P5">[root@paraxos5 ~]# service xtreemfs-mrc start</text:p>
      <text:p text:style-name="P5">starting XtreemFS Metadata and Replica Catalog (MRC)... <text:s text:c="8"/>[ <text:s/>OK <text:s/>]</text:p>
      <text:p text:style-name="P5"><text:soft-page-break/>[root@paraxos5 ~]# service xtreemfs-osd start</text:p>
      <text:p text:style-name="P5">starting Object Storage Device (OSD)... <text:s text:c="24"/>[ <text:s/>OK <text:s/>]</text:p>
      <text:p text:style-name="P5"/>
      <text:p text:style-name="P5">#to get around a bug in volifecycle</text:p>
      <text:p text:style-name="P5">[root@paraxos5 ~]# mkdir /usr/share/tomcat5/certs</text:p>
      <text:p text:style-name="P5">[root@paraxos5 ~]# chown tomcat.tomcat /usr/share/tomcat5/certs</text:p>
      <text:p text:style-name="P5"/>
      <text:p text:style-name="P5"/>
      <text:p text:style-name="P5"># create Yvon-Admin with xtreenos passwd. Create VO-Yvon.</text:p>
      <text:p text:style-name="P5"># create user yvon who joins VO-Yvon</text:p>
      <text:p text:style-name="P5"># get user key and cert</text:p>
      <text:p text:style-name="P5"/>
      <text:p text:style-name="P5"/>
      <text:p text:style-name="P5">[root@paraxos5 ~]# mkdir -p /root/.xos/truststore/certs/</text:p>
      <text:p text:style-name="P5">[root@paraxos5 ~]# mkdir -p /root/.xos/truststore/private/</text:p>
      <text:p text:style-name="P5"/>
      <text:p text:style-name="P5">[yjegou@paraxos5 ~]$ mkdir -p /home/yjegou/.xos/truststore/certs/</text:p>
      <text:p text:style-name="P5">[yjegou@paraxos5 ~]$ mkdir -p /home/yjegou/.xos/truststore/private/</text:p>
      <text:p text:style-name="P5"/>
      <text:p text:style-name="P7">creating a user through volife website</text:p>
      <text:p text:style-name="P7">http://??????:8080/volifecycle</text:p>
      <text:p text:style-name="P7"/>
      <text:p text:style-name="P5"/>
      <text:p text:style-name="P5"/>
      <text:p text:style-name="P5"/>
      <text:p text:style-name="P5">yjegou@paradeux:~$ scp /home/yjegou/Desktop/user.crt <text:s/>paraxos5:/home/yjegou/.xos/truststore/certs/user.crt</text:p>
      <text:p text:style-name="P5">user.crt <text:s text:c="37"/>100% 1286 <text:s text:c="4"/>1.3KB/s <text:s text:c="2"/>00:00 <text:s text:c="2"/></text:p>
      <text:p text:style-name="P5">yjegou@paradeux:~$ scp /home/yjegou/Desktop/user.key <text:s/>paraxos5:/home/yjegou/.xos/truststore/private/user.key</text:p>
      <text:p text:style-name="P5">user.key <text:s text:c="37"/>100% <text:s/>964 <text:s text:c="4"/>0.9KB/s <text:s text:c="2"/>00:00 <text:s text:c="2"/></text:p>
      <text:p text:style-name="P5">yjegou@paradeux:~$ scp /home/yjegou/Desktop/user.crt <text:s/>root@paraxos5:/root/.xos/truststore/certs/user.crt</text:p>
      <text:p text:style-name="P5">user.crt <text:s text:c="37"/>100% 1286 <text:s text:c="4"/>1.3KB/s <text:s text:c="2"/>00:00 <text:s text:c="2"/></text:p>
      <text:p text:style-name="P5">yjegou@paradeux:~$ scp /home/yjegou/Desktop/user.key <text:s/>root@paraxos5:/root/.xos/truststore/private/user.key</text:p>
      <text:p text:style-name="P5">user.key <text:s text:c="37"/>100% <text:s/>964 <text:s text:c="4"/>0.9KB/s <text:s text:c="2"/>00:00 <text:s text:c="2"/></text:p>
      <text:p text:style-name="P5"/>
      <text:p text:style-name="P5"/>
      <text:h text:style-name="Heading_20_3" text:outline-level="3">checking this user certificates is valid</text:h>
      <text:p text:style-name="P5">[root@paraxos5 ~]# openssl verify -CApath /etc/xos/truststore/certs/ /root/.xos/truststore/certs/user.crt</text:p>
      <text:p text:style-name="P5">/root/.xos/truststore/certs/user.crt: OK</text:p>
      <text:p text:style-name="P5">[yjegou@paraxos5 ~]$ openssl verify -CApath /etc/xos/truststore/certs/ /home/yjegou/.xos/truststore/certs/user.crt</text:p>
      <text:p text:style-name="P5">/home/yjegou/.xos/truststore/certs/user.crt: OK</text:p>
      <text:p text:style-name="P5"/>
      <text:p text:style-name="P5">#maybe not necessary</text:p>
      <text:p text:style-name="P5">[root@paraxos5 ~]# service xos-amsd restart</text:p>
      <text:p text:style-name="P5">Stopping xos_amsd: <text:s text:c="45"/>[ <text:s/>OK <text:s/>]</text:p>
      <text:p text:style-name="P5">Starting xos_amsd: <text:s text:c="45"/>[ <text:s/>OK <text:s/>]</text:p>
      <text:p text:style-name="P5"/>
      <text:h text:style-name="Heading_20_3" text:outline-level="3">policy buisness</text:h>
      <text:p text:style-name="P5"/>
      <text:p text:style-name="P5">There are policies on local node, so we need to check that the user certificate is valid againts it</text:p>
      <text:p text:style-name="P5"/>
      <text:p text:style-name="P5">[root@paraxos5 ~]# xos-policy-admin-chk -pem <text:soft-page-break/>/root/.xos/truststore/certs/user.crt</text:p>
      <text:p text:style-name="P5">dn = [/CN=584fddf7-69ae-47cc-b864-78f76e836aac], vo = [ffc8e45b-914d-41b7-aba0-a04fece111cf], role = [null]</text:p>
      <text:p text:style-name="P5">PAM:fail in mapping connect !</text:p>
      <text:p text:style-name="P5"><text:s text:c="9"/>* a)Please check whether AMS daemon is running correctly *</text:p>
      <text:p text:style-name="P5"><text:s text:c="9"/>* b)Please check whether mapping rules are correct. <text:s text:c="5"/>*</text:p>
      <text:p text:style-name="P5"><text:s text:c="9"/>* <text:s text:c="4"/>If not, try: <text:s text:c="38"/>*</text:p>
      <text:p text:style-name="P5"><text:s text:c="9"/>* <text:s text:c="6"/>xos-policy-admin-am <text:s/>-vo &lt;vo&gt; --force <text:s text:c="11"/>*</text:p>
      <text:p text:style-name="P5"><text:s text:c="9"/>* <text:s text:c="6"/>xos-policy-admin-gm <text:s/>-vo &lt;vo&gt; --force <text:s text:c="11"/>*</text:p>
      <text:p text:style-name="P5"><text:s text:c="9"/>* c)Please check whether setting rule is correct. <text:s text:c="7"/>*</text:p>
      <text:p text:style-name="P5"><text:s text:c="9"/>* <text:s text:c="4"/>If not, try: <text:s text:c="38"/>*</text:p>
      <text:p text:style-name="P5"><text:s text:c="9"/>* <text:s text:c="6"/>xos-policy-admin-set -uidmax &lt;num&gt; -uidmin &lt;num&gt; *</text:p>
      <text:p text:style-name="P5"><text:s text:c="9"/>* <text:s text:c="27"/>-gidmax &lt;num&gt; -gidmin &lt;num&gt; *</text:p>
      <text:p text:style-name="P5">Oops: Permission denied</text:p>
      <text:p text:style-name="P5"/>
      <text:p text:style-name="P5">adding to the policy an authorization for user and group so that policy do not reject certificates</text:p>
      <text:p text:style-name="P5">[root@paraxos5 ~]# xos-policy-admin-am -vo ffc8e45b-914d-41b7-aba0-a04fece111cf <text:s/>--force</text:p>
      <text:p text:style-name="P5">[root@paraxos5 ~]# xos-policy-admin-gm -vo ffc8e45b-914d-41b7-aba0-a04fece111cf <text:s/>--force</text:p>
      <text:p text:style-name="P5"/>
      <text:p text:style-name="P5">[root@paraxos5 ~]# xos-policy-admin-chk -pem /root/.xos/truststore/certs/user.crt</text:p>
      <text:p text:style-name="P5">dn = [/CN=584fddf7-69ae-47cc-b864-78f76e836aac], vo = [ffc8e45b-914d-41b7-aba0-a04fece111cf], role = [null]</text:p>
      <text:p text:style-name="P5">Sucess in PAM checking !</text:p>
      <text:p text:style-name="P5"/>
      <text:p text:style-name="P5">#Note: xos-policy-admin-chk uses the /etc/pam.d/pam_app_conv configuration file</text:p>
      <text:p text:style-name="P5"/>
      <text:h text:style-name="Heading_20_3" text:outline-level="3">provide ssh where to find the user certificate</text:h>
      <text:p text:style-name="P5"/>
      <text:p text:style-name="P5">[yjegou@paraxos5 ~]$ cat &gt; /home/yjegou/.ssh/config-xos</text:p>
      <text:p text:style-name="P5">Host paraxos*</text:p>
      <text:p text:style-name="P5"><text:s text:c="2"/>XosProxyFile /home/yjegou/.xos/truststore/certs/user.crt</text:p>
      <text:p text:style-name="P5"><text:s text:c="2"/>XosVoName <text:s text:c="3"/>VO-Yvon</text:p>
      <text:p text:style-name="P5"/>
      <text:p text:style-name="P5">#due to a bug in ssh-xos: need to copy in config</text:p>
      <text:p text:style-name="P5">[yjegou@paraxos5 ~]$ cp /home/yjegou/.ssh/config-xos /home/yjegou/.ssh/config</text:p>
      <text:p text:style-name="P5"/>
      <text:p text:style-name="P5">#must remove w from group (due to umask?)</text:p>
      <text:p text:style-name="P5">[yjegou@paraxos5 ~]$ chmod g-w .ssh/config-xos</text:p>
      <text:p text:style-name="P5">[yjegou@paraxos5 ~]$ chmod g-w .ssh/config</text:p>
      <text:p text:style-name="P5"/>
      <text:h text:style-name="Heading_20_3" text:outline-level="3">Testing</text:h>
      <text:p text:style-name="P5"/>
      <text:p text:style-name="P5">[yjegou@paraxos5 ~]$ ssh-xos paraxos5.irisa.fr</text:p>
      <text:p text:style-name="P5">Last login: Tue Dec <text:s/>2 16:39:02 2008 from paraxos5.irisa.fr</text:p>
      <text:p text:style-name="P5">-bash-3.2$ whoami</text:p>
      <text:p text:style-name="P5">/CN=584fddf7-69ae-47cc-b864-78f76e836aac</text:p>
      <text:p text:style-name="P5">-bash-3.2$ pwd</text:p>
      <text:p text:style-name="P5">/home/584fddf7-69ae-47cc-b864-78f76e836aac</text:p>
      <text:p text:style-name="P5">-bash-3.2$ cat &gt; MyFirstFile</text:p>
      <text:p text:style-name="P5">abc</text:p>
      <text:p text:style-name="P5">-bash-3.2$ ls -al</text:p>
      <text:p text:style-name="P5">total 17</text:p>
      <text:p text:style-name="P5">drwxrwxrwx <text:s/>1 root <text:s text:c="36"/>root <text:s text:c="13"/>0 2008-12-02 16:39 ./</text:p>
      <text:p text:style-name="P5">drwxr-xr-x 13 root <text:s text:c="36"/>root <text:s text:c="10"/>4096 2008-12-02 16:25 ../</text:p>
      <text:p text:style-name="P5"><text:soft-page-break/>-rwxrwxrwx <text:s/>1 /CN=584fddf7-69ae-47cc-b864-78f76e836aac root <text:s text:c="12"/>19 2008-12-02 16:37 .bash_history*</text:p>
      <text:p text:style-name="P5">-rwxrwxrwx <text:s/>1 /CN=584fddf7-69ae-47cc-b864-78f76e836aac xosuser_g60297 <text:s text:c="3"/>4 2008-12-02 16:39 MyFirstFile*</text:p>
      <text:p text:style-name="P5">drwxrwxrwx <text:s/>1 /CN=584fddf7-69ae-47cc-b864-78f76e836aac root <text:s text:c="13"/>0 2008-12-02 16:36 tmp/</text:p>
      <text:p text:style-name="P5">-bash-3.2$ exit</text:p>
      <text:p text:style-name="P5">logout</text:p>
      <text:p text:style-name="P5">Connection to paraxos5.irisa.fr closed.</text:p>
      <text:p text:style-name="P5"/>
      <text:p text:style-name="P5"/>
      <text:h text:style-name="Heading_20_3" text:outline-level="3">Creating the XOSdConfig.conf </text:h>
      <text:p text:style-name="Text_20_body">Messae handler</text:p>
      <text:p text:style-name="P5"/>
      <text:p text:style-name="P5">[root@paraxos5 ~]# service xosd stop</text:p>
      <text:p text:style-name="P5">Stopping xosd: <text:s text:c="49"/>[ <text:s/>OK <text:s/>]</text:p>
      <text:p text:style-name="P5"/>
      <text:p text:style-name="P5">[root@paraxos5 ~]# cat /etc/xos/config/XOSdConfig.conf</text:p>
      <text:p text:style-name="P5">#Properties File for the client application</text:p>
      <text:p text:style-name="P5">#Mon Dec 01 18:25:33 CET 2008</text:p>
      <text:p text:style-name="P5">rootaddress.host=131.254.201.20</text:p>
      <text:p text:style-name="P5">certificateLocation=/etc/xos/truststore/certs/resource.crt</text:p>
      <text:p text:style-name="P5">xosdRootDir=.</text:p>
      <text:p text:style-name="P5">networkInterface=</text:p>
      <text:p text:style-name="P5">externalAddress=131.254.201.20</text:p>
      <text:p text:style-name="P5">trustStoreSSL=/etc/xos/truststore/certs/</text:p>
      <text:p text:style-name="P5">trustStore=/etc/xos/truststore/certs/</text:p>
      <text:p text:style-name="P5">xosdport=60000</text:p>
      <text:p text:style-name="P5">xmlport=55000</text:p>
      <text:p text:style-name="P5">rootaddress.externalAddress=131.254.201.20</text:p>
      <text:p text:style-name="P5">rootaddress.port=60000</text:p>
      <text:p text:style-name="P5">services.size=15</text:p>
      <text:p text:style-name="P5">privateKeyLocation=/etc/xos/truststore/private/resource.key</text:p>
      <text:p text:style-name="P5">useSSL=false</text:p>
      <text:p text:style-name="P5"/>
      <text:p text:style-name="P5">services.13=eu.xtreemos.xosd.srdsmng.service.SRDSMngHandler</text:p>
      <text:p text:style-name="P5">services.12=eu.xtreemos.xosd.jobmng.service.JobMngHandler</text:p>
      <text:p text:style-name="P5">services.11=eu.xtreemos.xosd.security.vops.service.VOPSHandler</text:p>
      <text:p text:style-name="P5">services.10=eu.xtreemos.xosd.security.rca.client.service.RCAClientHandler</text:p>
      <text:p text:style-name="P5">services.7=eu.xtreemos.xosd.execMng.service.ExecMngHandler</text:p>
      <text:p text:style-name="P5">services.5=eu.xtreemos.xosd.resmng.service.ResMngHandler</text:p>
      <text:p text:style-name="P5">services.4=eu.xtreemos.xosd.jobDirectory.service.JobDirectoryHandler</text:p>
      <text:p text:style-name="P5">services.3=eu.xtreemos.xosd.resourcemonitor.service.ResourceMonitorHandler</text:p>
      <text:p text:style-name="P5">services.2=eu.xtreemos.xosd.xmlextractor.service.XMLExtractorHandler</text:p>
      <text:p text:style-name="P5">services.1=eu.xtreemos.xosd.security.rca.server.service.RCAServerHandler</text:p>
      <text:p text:style-name="P5">services.0=eu.xtreemos.xosd.daemon.DaemonGlobal</text:p>
      <text:p text:style-name="P5"/>
      <text:p text:style-name="P5">[root@paraxos5 ~]# service xosd start</text:p>
      <text:p text:style-name="P5">Starting xosd: <text:s text:c="49"/>[ <text:s/>OK <text:s/>]</text:p>
      <text:p text:style-name="P5">[root@paraxos5 ~]# service xosd stop</text:p>
      <text:p text:style-name="P5">Stopping xosd: <text:s text:c="49"/>[ <text:s/>OK <text:s/>]</text:p>
      <text:p text:style-name="P5"/>
      <text:p text:style-name="P5">!!! even if not launching job as root, this file is read</text:p>
      <text:p text:style-name="P5"/>
      <text:p text:style-name="P5">[root@paraxos5 ~]# cat /root/.xos/XATIConfig.conf</text:p>
      <text:p text:style-name="P5">#Properties File for the client application</text:p>
      <text:p text:style-name="P5">#Tue Dec 02 16:40:45 CET 2008</text:p>
      <text:p text:style-name="P5">useSSL=false</text:p>
      <text:p text:style-name="P5">xosdaddress.externalAddress=131.254.201.20</text:p>
      <text:p text:style-name="P5">xosdaddress.host=131.254.201.20</text:p>
      <text:p text:style-name="P5">privateKeyLocation=/etc/xos/truststore/private/resource.key</text:p>
      <text:p text:style-name="P5"><text:soft-page-break/>userKeyFile=/root/.xos/truststore/private/user.key</text:p>
      <text:p text:style-name="P5">networkInterface=</text:p>
      <text:p text:style-name="P5">trustStoreSSL=/etc/xos/truststore/certs/</text:p>
      <text:p text:style-name="P5">address.host=131.254.201.20</text:p>
      <text:p text:style-name="P5">userCertificateFile=/root/.xos/truststore/certs/user.crt</text:p>
      <text:p text:style-name="P5">xosdaddress.port=60000</text:p>
      <text:p text:style-name="P5">address.port=10000</text:p>
      <text:p text:style-name="P5">certificateLocation=/etc/xos/truststore/certs/resource.crt</text:p>
      <text:p text:style-name="P5"/>
      <text:p text:style-name="P5">#NOTE: file .xos/XATICAConfig.conf does not exist any more</text:p>
      <text:p text:style-name="P5"/>
      <text:p text:style-name="P5">[root@paraxos5 ~]# xconsole_dixi</text:p>
      <text:p text:style-name="P5">XtreemOS Console</text:p>
      <text:p text:style-name="P5"/>
      <text:p text:style-name="P5">$ exit</text:p>
      <text:p text:style-name="P5">Bye</text:p>
      <text:p text:style-name="P5">^C</text:p>
      <text:p text:style-name="P5"/>
      <text:p text:style-name="P5"/>
      <text:p text:style-name="P5">Same thing for the user</text:p>
      <text:p text:style-name="P5">[yjegou@paraxos5 ~]$ cat /home/yjegou/.xos/XATIConfig.conf</text:p>
      <text:p text:style-name="P5">#Properties File for the client application</text:p>
      <text:p text:style-name="P5">#Wed Nov 12 15:01:17 CET 2008</text:p>
      <text:p text:style-name="P5">useSSL=false</text:p>
      <text:p text:style-name="P5">xosdaddress.externalAddress=131.254.201.20</text:p>
      <text:p text:style-name="P5">xosdaddress.host=131.254.201.20</text:p>
      <text:p text:style-name="P5">privateKeyLocation=/etc/xos/truststore/private/reskey.pem</text:p>
      <text:p text:style-name="P5">userKeyFile=/home/yjegou/.xos/truststore/private/user.key</text:p>
      <text:p text:style-name="P5">networkInterface=</text:p>
      <text:p text:style-name="P5">trustStoreSSL=/etc/xos/truststore/certs/</text:p>
      <text:p text:style-name="P5">address.host=131.254.201.20</text:p>
      <text:p text:style-name="P5">userCertificateFile=/home/yjegou/.xos/truststore/certs/user.crt</text:p>
      <text:p text:style-name="P5">xosdaddress.port=60000</text:p>
      <text:p text:style-name="P5">address.port=10000</text:p>
      <text:p text:style-name="P5">certificateLocation=/etc/xos/truststore/certs/rescert.pem</text:p>
      <text:p text:style-name="P5"/>
      <text:p text:style-name="P5">[root@paraxos5 ~]# xps -a</text:p>
      <text:p text:style-name="P5">Could not open Config File: open: No such file or directory</text:p>
      <text:p text:style-name="P5">Expected File: /root/.xos/XATICAConfig.conf</text:p>
      <text:p text:style-name="P5">Using and writing default values for configError certificate File : /etc/xos/truststore/certs/xati_dummy.pem</text:p>
      <text:p text:style-name="P5">[root@paraxos5 ~]# cat /root/.xos/XATICAConfig.conf</text:p>
      <text:p text:style-name="P5">xosdaddress.host=paraxos5.irisa.fr</text:p>
      <text:p text:style-name="P5">xosdaddress.port=55000</text:p>
      <text:p text:style-name="P5">address.host=paraxos5.irisa.fr</text:p>
      <text:p text:style-name="P5">address.port=10001</text:p>
      <text:p text:style-name="P5">certificateLocation=/etc/xos/truststore/certs/resource.crt</text:p>
      <text:p text:style-name="P5">privateKeyLocation=/etc/xos/truststore/private/resource.key</text:p>
      <text:p text:style-name="P5">trustStoreSSL=/etc/xos/truststore/certs/</text:p>
      <text:p text:style-name="P5">useSSL=false</text:p>
      <text:p text:style-name="P5">cdaaddress.host=paraxos5.irisa.fr</text:p>
      <text:p text:style-name="P5">cdaaddress.port=60000</text:p>
      <text:p text:style-name="P5"/>
      <text:p text:style-name="P5">[yjegou@paraxos5 ~]$ xps -a</text:p>
      <text:p text:style-name="P5">Could not open Config File: open: No such file or directory</text:p>
      <text:p text:style-name="P5">Expected File: /home/yjegou/.xos/XATICAConfig.conf</text:p>
      <text:p text:style-name="P5">Using and writing default values for configError certificate File : /etc/xos/truststore/certs/xati_dummy.pem</text:p>
      <text:p text:style-name="P5">[yjegou@paraxos5 ~]$ cat /home/yjegou/.xos/XATICAConfig.conf</text:p>
      <text:p text:style-name="P5">xosdaddress.host=paraxos5.irisa.fr</text:p>
      <text:p text:style-name="P5">xosdaddress.port=55000</text:p>
      <text:p text:style-name="P5">address.host=paraxos5.irisa.fr</text:p>
      <text:p text:style-name="P5">address.port=10001</text:p>
      <text:p text:style-name="P5">certificateLocation=/etc/xos/truststore/certs/resource.crt</text:p>
      <text:p text:style-name="P5"><text:soft-page-break/>privateKeyLocation=/etc/xos/truststore/private/resource.key</text:p>
      <text:p text:style-name="P5">trustStoreSSL=/etc/xos/truststore/certs/</text:p>
      <text:p text:style-name="P5">useSSL=false</text:p>
      <text:p text:style-name="P5">cdaaddress.host=paraxos5.irisa.fr</text:p>
      <text:p text:style-name="P5">cdaaddress.port=60000</text:p>
      <text:p text:style-name="P5"/>
      <text:p text:style-name="P5">[root@paraxos5 ~]# cat /etc/xos/config/RCAServerConfig.conf</text:p>
      <text:p text:style-name="P5">#Properties File for the client application</text:p>
      <text:p text:style-name="P5">#Tue Dec 02 16:46:28 CET 2008</text:p>
      <text:p text:style-name="P5">certDNCountry=FR</text:p>
      <text:p text:style-name="P5">attributeType=V3</text:p>
      <text:p text:style-name="P5">keyPassword=</text:p>
      <text:p text:style-name="P5">certificateFileName=/etc/xos/truststore/certs/rcaserver.crt</text:p>
      <text:p text:style-name="P5">certDNOrganisation=INRIA</text:p>
      <text:p text:style-name="P5">cdaPassword=</text:p>
      <text:p text:style-name="P5">daysCertValidity=30</text:p>
      <text:p text:style-name="P5">privateKey=/etc/xos/truststore/private/rcaserver.key</text:p>
      <text:p text:style-name="P5">rcaDBFile=/etc/xos/RCADB.bin</text:p>
      <text:p text:style-name="P5">certDNOrganisationUnit=XtreemOS</text:p>
      <text:p text:style-name="P5">certDNLocation=Rennes</text:p>
      <text:p text:style-name="P5"/>
      <text:p text:style-name="P5">[root@paraxos5 ~]# cat /etc/xos/config/RCAClientConfig.conf</text:p>
      <text:p text:style-name="P5">#Properties File for the client application</text:p>
      <text:p text:style-name="P5">#Mon Dec 01 18:25:34 CET 2008</text:p>
      <text:p text:style-name="P5">resPrivateKeyFileName=/etc/xos/truststore/private/resource.key</text:p>
      <text:p text:style-name="P5">resAttributeCertExtFileName=/etc/xos/truststore/certs/attrextcert.crt</text:p>
      <text:p text:style-name="P5">resAttributeCertFileName=/etc/xos/truststore/certs/attrcert.crt</text:p>
      <text:p text:style-name="P5">cdaCertificateFileName=/etc/xos/truststore/certs/rcaserver.crt</text:p>
      <text:p text:style-name="P5">resVOAttributeCertIncoming=/etc/xos/truststore/certs/incoming/</text:p>
      <text:p text:style-name="P5">resIdentityCertFileName=/etc/xos/truststore/certs/resource.crt</text:p>
      <text:p text:style-name="P5"/>
      <text:p text:style-name="P5"/>
      <text:p text:style-name="P5"/>
      <text:p text:style-name="P5">#create an initial <text:s/>ResMng.conf</text:p>
      <text:p text:style-name="P5">#not sure it is necessary</text:p>
      <text:p text:style-name="P5">[root@paraxos5 ~]# cat /etc/xos/config/ResMng.conf</text:p>
      <text:p text:style-name="P5">#Properties File for the client application</text:p>
      <text:p text:style-name="P5">#Tue Dec 02 16:46:28 CET 2008</text:p>
      <text:p text:style-name="P5">VOPSPubCert=/etc/xos/truststore/certs/vops.crt</text:p>
      <text:p text:style-name="P5">testVOPS=false </text:p>
      <text:p text:style-name="P5">useADS=false</text:p>
      <text:p text:style-name="P5"/>
      <text:p text:style-name="P5">[root@paraxos5 ~]# service xosd start</text:p>
      <text:p text:style-name="P5">Starting xosd: <text:s text:c="49"/>[ <text:s/>OK <text:s/>]</text:p>
      <text:p text:style-name="P5"/>
      <text:p text:style-name="P5">[root@paraxos5 ~]# rca_apply</text:p>
      <text:p text:style-name="P5">Returned from service call: successMethod</text:p>
      <text:p text:style-name="P5">[root@paraxos5 ~]# rca_list_pending</text:p>
      <text:p text:style-name="P5">Returned from service call: successMethod</text:p>
      <text:p text:style-name="P5">Listing pending resources:</text:p>
      <text:p text:style-name="P5">ResouceID = [IP=131.254.201.20:60000]: [hostIP={Address = [://paraxos5.irisa.fr/131.254.201.20:60000(/131.254.201.20)]}, hostUniqueID={131.254.201.20}, operatingSystemName={Linux}, processorArchitecture={x86}, CPUCount={8.0}, RAMSize={3.44981504E9}]</text:p>
      <text:p text:style-name="P5">[root@paraxos5 ~]# rca_list_registered</text:p>
      <text:p text:style-name="P5">Returned from service call: successMethod</text:p>
      <text:p text:style-name="P5">Listing registered resources:</text:p>
      <text:p text:style-name="P5"><text:s text:c="2"/>List empty.</text:p>
      <text:p text:style-name="P5"/>
      <text:h text:style-name="Heading_20_3" text:outline-level="3">Confirm that this machine belong to the network </text:h>
      <text:p text:style-name="Text_20_body"/>
      <text:p text:style-name="P5"><text:soft-page-break/>[root@paraxos5 ~]# rca_confirm 131.254.201.20:60000</text:p>
      <text:p text:style-name="P5">Returned from service call: successMethod</text:p>
      <text:p text:style-name="P5">[root@paraxos5 ~]# rca_list_pending</text:p>
      <text:p text:style-name="P5">Returned from service call: successMethod</text:p>
      <text:p text:style-name="P5">Listing pending resources:</text:p>
      <text:p text:style-name="P5"><text:s text:c="2"/>List empty.</text:p>
      <text:p text:style-name="P5">[root@paraxos5 ~]# rca_list_registered</text:p>
      <text:p text:style-name="P5">Returned from service call: successMethod</text:p>
      <text:p text:style-name="P5">Listing registered resources:</text:p>
      <text:p text:style-name="P5">ResouceID = [IP=131.254.201.20:60000]: [hostIP={Address = [://paraxos5.irisa.fr/131.254.201.20:60000(/131.254.201.20)]}, hostUniqueID={131.254.201.20}, operatingSystemName={Linux}, processorArchitecture={x86}, CPUCount={8.0}, RAMSize={3.44981504E9}]</text:p>
      <text:p text:style-name="P6">….. <text:s/>Now your machine is registered in rca</text:p>
      <text:p text:style-name="P5"/>
      <text:h text:style-name="Heading_20_3" text:outline-level="3">Gettin a rca certificate</text:h>
      <text:p text:style-name="P5">yoou need to do this and your certificate is stored</text:p>
      <text:p text:style-name="P5">[root@paraxos5 ~]# rca_request</text:p>
      <text:p text:style-name="P5">Returned from service call: successMethod</text:p>
      <text:p text:style-name="P5">Requesting a new certificate...</text:p>
      <text:p text:style-name="P5">Identity certificate:</text:p>
      <text:p text:style-name="P5"><text:s text:c="2"/>DN: C=FR,L=Rennes,OU=XtreemOS,O=INRIA,CN=Address = [://paraxos5.irisa.fr/131.254.201.20:60000(/131.254.201.20)]</text:p>
      <text:p text:style-name="P5"><text:s text:c="2"/>serial number: 1228233464092</text:p>
      <text:p text:style-name="P5"><text:s text:c="2"/>issuer DN: O=INRIA,OU=RCA VO Yvon,CN=paraxos5.irisa.fr</text:p>
      <text:p text:style-name="P5"><text:s text:c="2"/>validity start: Tue Dec 02 16:52:44 CET 2008</text:p>
      <text:p text:style-name="P5"><text:s text:c="2"/>validity end: Thu Jan 01 17:02:44 CET 2009</text:p>
      <text:p text:style-name="P5">Attributes of attribute certificate:</text:p>
      <text:p text:style-name="P5"><text:s/>(attributes in extensions)</text:p>
      <text:p text:style-name="P5"><text:s text:c="2"/>MemorySize = 3.44981504E9</text:p>
      <text:p text:style-name="P5"><text:s text:c="2"/>Service =</text:p>
      <text:p text:style-name="P5"><text:s text:c="4"/>eu.xtreemos.system.communication.redirector.ServiceCallRedirector</text:p>
      <text:p text:style-name="P5"><text:s text:c="4"/>eu.xtreemos.xosd.daemon.Daemon</text:p>
      <text:p text:style-name="P5"><text:s text:c="4"/>eu.xtreemos.xosd.security.rca.server.RCAServer</text:p>
      <text:p text:style-name="P5"><text:s text:c="4"/>eu.xtreemos.xosd.xmlextractor.XMLExtractor</text:p>
      <text:p text:style-name="P5"><text:s text:c="4"/>eu.xtreemos.xosd.resourcemonitor.ResourceMonitor</text:p>
      <text:p text:style-name="P5"><text:s text:c="4"/>eu.xtreemos.xosd.jobDirectory.JobDirectory</text:p>
      <text:p text:style-name="P5"><text:s text:c="4"/>eu.xtreemos.xosd.resmng.ResMng</text:p>
      <text:p text:style-name="P5"><text:s text:c="4"/>eu.xtreemos.xosd.execMng.ExecMng</text:p>
      <text:p text:style-name="P5"><text:s text:c="4"/>eu.xtreemos.xosd.security.rca.client.RCAClient</text:p>
      <text:p text:style-name="P5"><text:s text:c="4"/>eu.xtreemos.xosd.security.vops.VOPS</text:p>
      <text:p text:style-name="P5"><text:s text:c="4"/>eu.xtreemos.xosd.jobmng.JobMng</text:p>
      <text:p text:style-name="P5"><text:s text:c="4"/>eu.xtreemos.xosd.srdsmng.SRDSMng</text:p>
      <text:p text:style-name="P5"/>
      <text:p text:style-name="P5"><text:s text:c="2"/>CPUCount = 8</text:p>
      <text:p text:style-name="P5"><text:s text:c="2"/>CPUSpeed = 1.673527296E9</text:p>
      <text:p text:style-name="P5"/>
      <text:p text:style-name="P5"/>
      <text:p text:style-name="P5"/>
      <text:p text:style-name="P5">[root@paraxos5 ~]# ls -al /etc/xos/truststore/certs/incoming/</text:p>
      <text:p text:style-name="P5">total 8</text:p>
      <text:p text:style-name="P5">drwxr-xr-x 2 root root 4096 2008-11-26 15:42 ./</text:p>
      <text:p text:style-name="P5">drwxr-xr-x 3 root root 4096 2008-12-02 16:57 ../</text:p>
      <text:p text:style-name="P5">[root@paraxos5 ~]# chmod 777 /etc/xos/truststore/certs/incoming</text:p>
      <text:p text:style-name="P5"/>
      <text:p text:style-name="P5">[root@paraxos5 ~]# dixi_test -RCA avo ffc8e45b-914d-41b7-aba0-a04fece111cf 131.254.201.20:60000</text:p>
      <text:p text:style-name="P5">Returned from service call: successMethod</text:p>
      <text:p text:style-name="P5">Adding the resource 131.254.201.20:60000 to the VO.</text:p>
      <text:p text:style-name="P5">Added resource 131.254.201.20:60000 to VO ffc8e45b-914d-41b7-aba0-a04fece111cf.</text:p>
      <text:p text:style-name="P5"/>
      <text:p text:style-name="P5">[root@paraxos5 ~]# ls -al /etc/xos/truststore/certs/incoming/</text:p>
      <text:p text:style-name="P5"><text:soft-page-break/>total 12</text:p>
      <text:p text:style-name="P5">drwxrwxrwx 2 root root 4096 2008-12-02 17:00 ./</text:p>
      <text:p text:style-name="P5">drwxr-xr-x 3 root root 4096 2008-12-02 16:57 ../</text:p>
      <text:p text:style-name="P5">-rw-r--r-- 1 root root 1931 2008-12-02 17:00 attrcertffc8e45b-914d-41b7-aba0-a04fece111cfext.crt</text:p>
      <text:p text:style-name="P5"/>
      <text:p text:style-name="P5">[root@paraxos5 ~]# cp /etc/xos/truststore/certs/incoming/attrcertffc8e45b-914d-41b7-aba0-a04fece111cfext.crt /etc/xos/truststore/certs/</text:p>
      <text:p text:style-name="P5"/>
      <text:h text:style-name="Heading_20_3" text:outline-level="3">Ganglia starting to allow the scheduler which machines are running</text:h>
      <text:p text:style-name="P5">[root@paraxos5 ~]# service gmond stop</text:p>
      <text:p text:style-name="P5">Shutting down GANGLIA gmond: <text:s text:c="35"/>[ <text:s/>OK <text:s/>]</text:p>
      <text:p text:style-name="P5">[root@paraxos5 ~]# service gmond start</text:p>
      <text:p text:style-name="P5">Starting GANGLIA gmond: <text:s text:c="40"/>[ <text:s/>OK <text:s/>]</text:p>
      <text:p text:style-name="P5"/>
      <text:p text:style-name="P5">[root@paraxos5 ~]# cat /etc/xos/config/Rss/config.cfg</text:p>
      <text:p text:style-name="P5">local_port = 1905</text:p>
      <text:p text:style-name="P5">network_interface = eth0</text:p>
      <text:p text:style-name="P5">disk_device = sda4</text:p>
      <text:p text:style-name="P5">bootstrap_address = 131.254.201.20</text:p>
      <text:p text:style-name="P5">bootstrap_port = 1905</text:p>
      <text:p text:style-name="P5">bootstrap_time = 1000</text:p>
      <text:p text:style-name="P5"/>
      <text:p text:style-name="P5">socket_timeout = 60000</text:p>
      <text:p text:style-name="P5"/>
      <text:p text:style-name="P5">...</text:p>
      <text:p text:style-name="P5"/>
      <text:p text:style-name="P5">[root@paraxos5 ~]# cat /etc/xos/config/Bamboo/stdconf.cfg</text:p>
      <text:p text:style-name="P5"/>
      <text:p text:style-name="P5">...</text:p>
      <text:p text:style-name="P5"><text:s text:c="9"/>&lt;initargs&gt;</text:p>
      <text:p text:style-name="P5"><text:s text:c="13"/>node_id 131.254.201.20:3630</text:p>
      <text:p text:style-name="P5"><text:s text:c="9"/>&lt;/initargs&gt;</text:p>
      <text:p text:style-name="P5">...</text:p>
      <text:p text:style-name="P5"><text:s text:c="18"/>gateway <text:s text:c="26"/>131.254.201.20:3630</text:p>
      <text:p text:style-name="P5"><text:s/>...</text:p>
      <text:p text:style-name="P5"/>
      <text:p text:style-name="P5"/>
      <text:p text:style-name="P5">[root@paraxos5 ~]# cat /etc/xos/config/ResMng.conf</text:p>
      <text:p text:style-name="P5">#Properties File for the client application</text:p>
      <text:p text:style-name="P5">#Tue Dec 02 16:46:28 CET 2008</text:p>
      <text:p text:style-name="P5">VOPSPubCert=/etc/xos/truststore/certs/vops.crt</text:p>
      <text:p text:style-name="P5">testVOPS=true</text:p>
      <text:p text:style-name="P5">useADS=true</text:p>
      <text:p text:style-name="P5"/>
      <text:p text:style-name="P5">[yjegou@paraxos5 ~]$ cat <text:s/>psx.jsdl</text:p>
      <text:p text:style-name="P5">&lt;?xml version="1.0" encoding="UTF-8"?&gt;</text:p>
      <text:p text:style-name="P5">&lt;JobDefinition xmlns:jsdl="http://schemas.ggf.org/jsdl/2005/11/jsdl"&gt;</text:p>
      <text:p text:style-name="P5"><text:s text:c="3"/>&lt;JobDescription&gt;</text:p>
      <text:p text:style-name="P5"><text:s text:c="7"/>&lt;JobIdentification&gt;</text:p>
      <text:p text:style-name="P5"><text:s text:c="13"/>&lt;Description&gt;Blank&lt;/Description&gt;</text:p>
      <text:p text:style-name="P5"><text:s text:c="13"/>&lt;JobProject&gt;Blank&lt;/JobProject&gt;</text:p>
      <text:p text:style-name="P5"><text:s text:c="9"/>&lt;/JobIdentification&gt;</text:p>
      <text:p text:style-name="P5"><text:s text:c="9"/>&lt;Application&gt;</text:p>
      <text:p text:style-name="P5"><text:s text:c="13"/>&lt;POSIXApplication</text:p>
      <text:p text:style-name="P5"><text:s text:c="18"/>xmlns:ns1="http://schemas.ggf.org/jsdl/2005/11/jsdl-posix"&gt;</text:p>
      <text:p text:style-name="P5"><text:s text:c="17"/>&lt;Executable&gt;/bin/ps&lt;/Executable&gt;</text:p>
      <text:p text:style-name="P5"><text:s text:c="17"/>&lt;Argument&gt;-aef&lt;/Argument&gt;</text:p>
      <text:p text:style-name="P5"><text:s text:c="19"/>&lt;Output&gt;/home/584fddf7-69ae-47cc-b864-78f76e836aac/ps.out&lt;/Output&gt;</text:p>
      <text:p text:style-name="P5"><text:s text:c="13"/>&lt;/POSIXApplication&gt;</text:p>
      <text:p text:style-name="P5"><text:s text:c="9"/>&lt;/Application&gt;</text:p>
      <text:p text:style-name="P5"><text:soft-page-break/><text:s text:c="9"/>&lt;Resources&gt;</text:p>
      <text:p text:style-name="P5"><text:s text:c="17"/>&lt;TotalResourceCount&gt;</text:p>
      <text:p text:style-name="P5"><text:s text:c="25"/>&lt;Exact&gt; 1 &lt;/Exact&gt;</text:p>
      <text:p text:style-name="P5"><text:s text:c="17"/>&lt;/TotalResourceCount&gt;</text:p>
      <text:p text:style-name="P5"><text:s text:c="9"/>&lt;/Resources&gt;</text:p>
      <text:p text:style-name="P5"><text:s text:c="5"/>&lt;/JobDescription&gt;</text:p>
      <text:p text:style-name="P5">&lt;/JobDefinition&gt;</text:p>
      <text:p text:style-name="P5"/>
      <text:p text:style-name="P5">[yjegou@paraxos5 ~]$ ssh-xos paraxos5.irisa.fr</text:p>
      <text:p text:style-name="P5">Last login: Tue Dec <text:s/>2 16:39:08 2008 from paraxos5.irisa.fr</text:p>
      <text:p text:style-name="P5">-bash-3.2$ pwd</text:p>
      <text:p text:style-name="P5">/home/584fddf7-69ae-47cc-b864-78f76e836aac</text:p>
      <text:p text:style-name="P5">-bash-3.2$ ls</text:p>
      <text:p text:style-name="P5">MyFirstFile* <text:s/>tmp/</text:p>
      <text:p text:style-name="P5">-bash-3.2$ exit</text:p>
      <text:p text:style-name="P5">logout</text:p>
      <text:p text:style-name="P5">Connection to paraxos5.irisa.fr closed.</text:p>
      <text:p text:style-name="P5">[yjegou@paraxos5 ~]$ xconsole_dixi</text:p>
      <text:p text:style-name="P5">XtreemOS Console</text:p>
      <text:p text:style-name="P5"/>
      <text:p text:style-name="P5">$ xrs -jsdl /home/yjegou/psx.jsdl</text:p>
      <text:p text:style-name="P5">Listing resources matching JSDL query:</text:p>
      <text:p text:style-name="P5"><text:s text:c="2"/>Address = [://paraxos5.irisa.fr/131.254.201.20:60000(/131.254.201.20)]</text:p>
      <text:p text:style-name="P5">$ xsub -f /home/yjegou/psx.jsdl</text:p>
      <text:p text:style-name="P5">Job submitted succesfully: f2c8c186-5f85-4861-852c-8aa41937a8b8</text:p>
      <text:p text:style-name="P5">$ exit</text:p>
      <text:p text:style-name="P5">Bye</text:p>
      <text:p text:style-name="P5">[yjegou@paraxos5 ~]$ ssh-xos paraxos5.irisa.fr</text:p>
      <text:p text:style-name="P5">Last login: Tue Dec <text:s/>2 17:16:21 2008 from paraxos5.irisa.fr</text:p>
      <text:p text:style-name="P5">-bash-3.2$ ls</text:p>
      <text:p text:style-name="P5">MyFirstFile* <text:s/>ps.out* <text:s/>tmp/</text:p>
      <text:p text:style-name="P5">-bash-3.2$ exit</text:p>
      <text:p text:style-name="P5">logout</text:p>
      <text:p text:style-name="P5">Connection to paraxos5.irisa.fr closed.</text:p>
      <text:p text:style-name="P5"/>
      <text:p text:style-name="P5"/>
      <text:p text:style-name="P5"/>
      <text:p text:style-name="P5"/>
      <text:p text:style-name="P5"/>
      <text:p text:style-name="Text_20_body"/>
      <text:p text:style-name="Standard"/>
      <text:p text:style-name="Standard"/>
      <text:h text:style-name="Heading_20_2" text:outline-level="2">copies de fichier clef</text:h>
      <text:p text:style-name="Text_20_body">On copie dans /root</text:p>
      <text:p text:style-name="Text_20_body">/etc/hosts</text:p>
      <text:p text:style-name="Text_20_body"/>
      <text:p text:style-name="Text_20_body"/>
      <text:p text:style-name="Standard"/>
      <text:h text:style-name="Heading_20_1" text:outline-level="1">resource node</text:h>
      <text:p text:style-name="Standard"/>
      <text:h text:style-name="P8" text:outline-level="1">Installation yvon</text:h>
      <text:p text:style-name="Text_20_body"/>
      <text:p text:style-name="P4"/>
      <text:p text:style-name="P5"/>
      <text:p text:style-name="P5"/>
      <text:p text:style-name="P5"/>
      <text:p text:style-name="P5">[root@paraxos5 ~]# mkdir /root/.ssh</text:p>
      <text:p text:style-name="P5">yjegou@paradeux:~$ scp /home/yjegou/.ssh/authorized_keys2 root@paraxos5:/root/.ssh/</text:p>
      <text:p text:style-name="P5"/>
      <text:p text:style-name="P5">[yjegou@paraxos5 ~]$ mkdir .ssh</text:p>
      <text:p text:style-name="P5">[yjegou@paraxos5 ~]$ chmod g-w .ssh</text:p>
      <text:p text:style-name="P5">yjegou@paradeux:~$ scp /home/yjegou/.ssh/authorized_keys2 paraxos5:.ssh/</text:p>
      <text:p text:style-name="P5"/>
      <text:p text:style-name="P5">[root@paraxos5 ~]# cat /etc/ntp.conf</text:p>
      <text:p text:style-name="P5">...</text:p>
      <text:p text:style-name="P5">server ntp1.irisa.fr</text:p>
      <text:p text:style-name="P5">...</text:p>
      <text:p text:style-name="P5">[root@paraxos5 ~]# cat /etc/ntp/step-tickers</text:p>
      <text:p text:style-name="P5">ntp1.irisa.fr</text:p>
      <text:p text:style-name="P5">[root@paraxos1 ~]# service ntpd restart</text:p>
      <text:p text:style-name="P5">[root@paraxos5 ~]# cat /etc/wgetrc</text:p>
      <text:p text:style-name="P5">...</text:p>
      <text:p text:style-name="P5">ftp_proxy=http://paradonf.irisa.fr:3128</text:p>
      <text:p text:style-name="P5">http_proxy=http://paradonf.irisa.fr:3128</text:p>
      <text:p text:style-name="P5">...</text:p>
      <text:p text:style-name="P5">[root@paraxos5 ~]# cat /etc/hosts</text:p>
      <text:p text:style-name="P5">127.0.0.1 <text:s text:c="18"/>localhost</text:p>
      <text:p text:style-name="P5">131.254.201.16 <text:s text:c="17"/>paraxos1.irisa.fr paraxos1</text:p>
      <text:p text:style-name="P5">131.254.201.17 <text:s text:c="17"/>paraxos2.irisa.fr paraxos2</text:p>
      <text:p text:style-name="P5">131.254.201.18 <text:s text:c="17"/>paraxos3.irisa.fr paraxos3</text:p>
      <text:p text:style-name="P5">131.254.201.19 <text:s text:c="9"/>paraxos4.irisa.fr paraxos4</text:p>
      <text:p text:style-name="P5">131.254.201.20 <text:s text:c="9"/>paraxos5.irisa.fr paraxos5</text:p>
      <text:p text:style-name="P5">131.254.201.25 <text:s text:c="9"/>paraxos25.irisa.fr paraxos25</text:p>
      <text:p text:style-name="P5"/>
      <text:p text:style-name="P5">[root@paraxos5 ~]# urpmi.addmedia --wget xtreemos ftp://xtreemos:F_z3M]7qz@ftp.ext.mandriva.com/xtreemos/packages/i586/2008.0/RPMS</text:p>
      <text:p text:style-name="P5">[root@paraxos5 ~]# urpmi --wget --auto-update</text:p>
      <text:p text:style-name="P5"/>
      <text:p text:style-name="P5"/>
      <text:p text:style-name="P5">yjegou@paradeux:~$ scp /home/yjegou/Save/XtreemOS/XosCA/VO-Yvon-CA/public/VO-Yvon-CA-cert.pem <text:s/>root@paraxos5:/etc/xos/truststore/certs/xtreemos.crt</text:p>
      <text:p text:style-name="P5">yjegou@paradeux:~$ scp /home/yjegou/Save/XtreemOS/XosCA/paraxos5.irisa.fr-cda-cert.pem root@paraxos5:/etc/xos/truststore/certs/cda.crt</text:p>
      <text:p text:style-name="P5">yjegou@paradeux:~$ scp /home/yjegou/Save/XtreemOS/XosCA/paraxos5.irisa.fr-cda-key.pem root@paraxos5:/etc/xos/truststore/private/cda.key</text:p>
      <text:p text:style-name="P5">[root@paraxos5 ~]# chown cdauser.cdauser /etc/xos/truststore/certs/cda.crt</text:p>
      <text:p text:style-name="P5">[root@paraxos5 ~]# chown cdauser.cdauser /etc/xos/truststore/private/cda.key</text:p>
      <text:p text:style-name="P5">[root@paraxos5 ~]# chmod a+r /etc/xos/truststore/private/cda.key</text:p>
      <text:p text:style-name="P5">yjegou@paradeux:~$ scp /home/yjegou/Save/XtreemOS/XosCA/paraxos5.irisa.fr-rca-yvon-cert.pem <text:s/>root@paraxos5:/etc/xos/truststore/certs/rcaserver.crt</text:p>
      <text:p text:style-name="P5">yjegou@paradeux:~$ scp /home/yjegou/Save/XtreemOS/XosCA/paraxos5.irisa.fr-rca-yvon-key.pem <text:s/>root@paraxos5:/etc/xos/truststore/private/rcaserver.key</text:p>
      <text:p text:style-name="P5">yjegou@paradeux:~$ scp /home/yjegou/Save/XtreemOS/XosCA/paraxos5.irisa.fr-vops-cert.pem <text:s text:c="3"/>root@paraxos5:/etc/xos/truststore/certs/vops.crt</text:p>
      <text:p text:style-name="P5">yjegou@paradeux:~$ scp /home/yjegou/Save/XtreemOS/XosCA/paraxos5.irisa.fr-vops-key.pem <text:s text:c="2"/>root@paraxos5:/etc/xos/truststore/private/vops.key</text:p>
      <text:p text:style-name="P5"/>
      <text:p text:style-name="P5">[root@paraxos5 ~]# chmod a+r /etc/xos/truststore/certs/* # in case umod does not create file with read for others</text:p>
      <text:p text:style-name="P5">[root@paraxos5 ~]# c_rehash /etc/xos/truststore/certs/</text:p>
      <text:p text:style-name="P5"><text:soft-page-break/></text:p>
      <text:p text:style-name="P5">[root@paraxos5 ~]# cat /etc/xos/nss_pam/pam_xos.conf</text:p>
      <text:p text:style-name="P5">...</text:p>
      <text:p text:style-name="P5">OpenAutoMount <text:s text:c="17"/>yes</text:p>
      <text:p text:style-name="P5">...</text:p>
      <text:p text:style-name="P5">VOCACertDir <text:s text:c="8"/>/etc/xos/truststore/certs #beware: no / at the end</text:p>
      <text:p text:style-name="P5">VOCACertFile <text:s text:c="8"/>xtreemos.crt</text:p>
      <text:p text:style-name="P5">...</text:p>
      <text:p text:style-name="P5"/>
      <text:p text:style-name="P5"># check /etc/xos/config/cdaserver/cdaserver.properties</text:p>
      <text:p text:style-name="P5"/>
      <text:p text:style-name="P5"># BUG: missing dir /etc/xos/config/volife</text:p>
      <text:p text:style-name="P5"/>
      <text:p text:style-name="P5">[root@paraxos5 ~]# mkdir -p /etc/xos/config/volife</text:p>
      <text:p text:style-name="P5">[root@paraxos5 ~]# cat /etc/xos/config/volife/volife.properties</text:p>
      <text:p text:style-name="P5">cdaserver.keyFilename=/etc/xos/truststore/private/cda.key</text:p>
      <text:p text:style-name="P5">cdaserver.keyPassphrase=</text:p>
      <text:p text:style-name="P5">cdaserver.certFilename=/etc/xos/truststore/certs/cda.crt</text:p>
      <text:p text:style-name="P5"/>
      <text:p text:style-name="P5">#BUG-&gt; should initialize XVOMS database (xvoms_prepare_database.sh)</text:p>
      <text:p text:style-name="P5">[root@paraxos5 ~]# /usr/share/xvoms/bin/xvoms_prepare_database.sh</text:p>
      <text:p text:style-name="P5"><text:s/>- Create xvoms database</text:p>
      <text:p text:style-name="P5"><text:s/>- Mysqld configuration (accept network connexion)</text:p>
      <text:p text:style-name="P5">Shutting down MySQL: ... <text:s text:c="39"/>[ <text:s/>OK <text:s/>]</text:p>
      <text:p text:style-name="P5">Starting MySQL: <text:s text:c="48"/>[ <text:s/>OK <text:s/>]</text:p>
      <text:p text:style-name="P5"/>
      <text:p text:style-name="P5"/>
      <text:p text:style-name="P5">[root@paraxos5 ~]# cat /usr/share/tomcat5/webapps/volifecycle/WEB-INF/classes/MRC.properties</text:p>
      <text:p text:style-name="P5"># a configuration file for VOLifecycle web application or XVOMS service to locate MRC server</text:p>
      <text:p text:style-name="P5">mrc.host=paraxos5.irisa.fr</text:p>
      <text:p text:style-name="P5">mrc.port=32636</text:p>
      <text:p text:style-name="P5"/>
      <text:p text:style-name="P5">[root@paraxos5 ~]# service tomcat5 restart</text:p>
      <text:p text:style-name="P5"/>
      <text:p text:style-name="P5">[root@paraxos5 ~]# cat /etc/xos/xtreemfs/mrcconfig.properties</text:p>
      <text:p text:style-name="P5">...</text:p>
      <text:p text:style-name="P5">dir_service.host = paraxos5.irisa.fr</text:p>
      <text:p text:style-name="P5">...</text:p>
      <text:p text:style-name="P5">[root@paraxos5 ~]# cat /etc/xos/xtreemfs/osdconfig.properties</text:p>
      <text:p text:style-name="P5">...</text:p>
      <text:p text:style-name="P5">dir_service.host = paraxos5.irisa.fr</text:p>
      <text:p text:style-name="P5">...</text:p>
      <text:p text:style-name="P5">object_dir = /xfs/objs/</text:p>
      <text:p text:style-name="P5">...</text:p>
      <text:p text:style-name="P5">[root@paraxos5 ~]# cat /etc/xos/xtreemfs/default_dir</text:p>
      <text:p text:style-name="P5">dir_service.host = paraxos5.irisa.fr</text:p>
      <text:p text:style-name="P5">...</text:p>
      <text:p text:style-name="P5"/>
      <text:p text:style-name="P5"/>
      <text:p text:style-name="P5">[root@paraxos5 ~]# <text:s/>chown -R xtreemfs:xtreemfs /xfs/</text:p>
      <text:p text:style-name="P5">[root@paraxos5 ~]# service xtreemfs-osd stop</text:p>
      <text:p text:style-name="P5">stoping XtreemFS Object Storage Device (OSD)... <text:s text:c="16"/>[ <text:s/>OK <text:s/>]</text:p>
      <text:p text:style-name="P5">[root@paraxos5 ~]# service xtreemfs-mrc stop</text:p>
      <text:p text:style-name="P5">stoping XtreemFS Metadata and Replica Catalog (MRC)... <text:s text:c="9"/>[ <text:s/>OK <text:s/>]</text:p>
      <text:p text:style-name="P5">[root@paraxos5 ~]# service xtreemfs-dir stop</text:p>
      <text:p text:style-name="P5">stoping XtreemFS Directory Service (DIR)... <text:s text:c="20"/>[ <text:s/>OK <text:s/>]</text:p>
      <text:p text:style-name="P5">[root@paraxos5 ~]# service xtreemfs-dir start</text:p>
      <text:p text:style-name="P5">starting XtreemFS Directory Service (DIR)... <text:s text:c="19"/>[ <text:s/>OK <text:s/>]</text:p>
      <text:p text:style-name="P5">[root@paraxos5 ~]# service xtreemfs-mrc start</text:p>
      <text:p text:style-name="P5">starting XtreemFS Metadata and Replica Catalog (MRC)... <text:s text:c="8"/>[ <text:s/>OK <text:s/>]</text:p>
      <text:p text:style-name="P5">[root@paraxos5 ~]# service xtreemfs-osd start</text:p>
      <text:p text:style-name="P5">starting Object Storage Device (OSD)... <text:s text:c="24"/>[ <text:s/>OK <text:s/>]</text:p>
      <text:p text:style-name="P5"><text:soft-page-break/></text:p>
      <text:p text:style-name="P5">#to get around a bug in volifecycle</text:p>
      <text:p text:style-name="P5">[root@paraxos5 ~]# mkdir /usr/share/tomcat5/certs</text:p>
      <text:p text:style-name="P5">[root@paraxos5 ~]# chown tomcat.tomcat /usr/share/tomcat5/certs</text:p>
      <text:p text:style-name="P5"/>
      <text:p text:style-name="P5"/>
      <text:p text:style-name="P5"># create Yvon-Admin with xtreenos passwd. Create VO-Yvon.</text:p>
      <text:p text:style-name="P5"># create user yvon who joins VO-Yvon</text:p>
      <text:p text:style-name="P5"># get user key and cert</text:p>
      <text:p text:style-name="P5"/>
      <text:p text:style-name="P5"/>
      <text:p text:style-name="P5">[root@paraxos5 ~]# mkdir -p /root/.xos/truststore/certs/</text:p>
      <text:p text:style-name="P5">[root@paraxos5 ~]# mkdir -p /root/.xos/truststore/private/</text:p>
      <text:p text:style-name="P5"/>
      <text:p text:style-name="P5">[yjegou@paraxos5 ~]$ mkdir -p /home/yjegou/.xos/truststore/certs/</text:p>
      <text:p text:style-name="P5">[yjegou@paraxos5 ~]$ mkdir -p /home/yjegou/.xos/truststore/private/</text:p>
      <text:p text:style-name="P5"/>
      <text:p text:style-name="P5"/>
      <text:p text:style-name="P5"/>
      <text:p text:style-name="P5">yjegou@paradeux:~$ scp /home/yjegou/Desktop/user.crt <text:s/>paraxos5:/home/yjegou/.xos/truststore/certs/user.crt</text:p>
      <text:p text:style-name="P5">user.crt <text:s text:c="37"/>100% 1286 <text:s text:c="4"/>1.3KB/s <text:s text:c="2"/>00:00 <text:s text:c="2"/></text:p>
      <text:p text:style-name="P5">yjegou@paradeux:~$ scp /home/yjegou/Desktop/user.key <text:s/>paraxos5:/home/yjegou/.xos/truststore/private/user.key</text:p>
      <text:p text:style-name="P5">user.key <text:s text:c="37"/>100% <text:s/>964 <text:s text:c="4"/>0.9KB/s <text:s text:c="2"/>00:00 <text:s text:c="2"/></text:p>
      <text:p text:style-name="P5">yjegou@paradeux:~$ scp /home/yjegou/Desktop/user.crt <text:s/>root@paraxos5:/root/.xos/truststore/certs/user.crt</text:p>
      <text:p text:style-name="P5">user.crt <text:s text:c="37"/>100% 1286 <text:s text:c="4"/>1.3KB/s <text:s text:c="2"/>00:00 <text:s text:c="2"/></text:p>
      <text:p text:style-name="P5">yjegou@paradeux:~$ scp /home/yjegou/Desktop/user.key <text:s/>root@paraxos5:/root/.xos/truststore/private/user.key</text:p>
      <text:p text:style-name="P5">user.key <text:s text:c="37"/>100% <text:s/>964 <text:s text:c="4"/>0.9KB/s <text:s text:c="2"/>00:00 <text:s text:c="2"/></text:p>
      <text:p text:style-name="P5"/>
      <text:p text:style-name="P5">[root@paraxos5 ~]# openssl verify -CApath /etc/xos/truststore/certs/ /root/.xos/truststore/certs/user.crt</text:p>
      <text:p text:style-name="P5">/root/.xos/truststore/certs/user.crt: OK</text:p>
      <text:p text:style-name="P5">[yjegou@paraxos5 ~]$ openssl verify -CApath /etc/xos/truststore/certs/ /home/yjegou/.xos/truststore/certs/user.crt</text:p>
      <text:p text:style-name="P5">/home/yjegou/.xos/truststore/certs/user.crt: OK</text:p>
      <text:p text:style-name="P5"/>
      <text:p text:style-name="P5">#maybe not necessary</text:p>
      <text:p text:style-name="P5">[root@paraxos5 ~]# service xos-amsd restart</text:p>
      <text:p text:style-name="P5">Stopping xos_amsd: <text:s text:c="45"/>[ <text:s/>OK <text:s/>]</text:p>
      <text:p text:style-name="P5">Starting xos_amsd: <text:s text:c="45"/>[ <text:s/>OK <text:s/>]</text:p>
      <text:p text:style-name="P5"/>
      <text:p text:style-name="P5"/>
      <text:p text:style-name="P5">[root@paraxos5 ~]# xos-policy-admin-chk -pem /root/.xos/truststore/certs/user.crt</text:p>
      <text:p text:style-name="P5">dn = [/CN=584fddf7-69ae-47cc-b864-78f76e836aac], vo = [ffc8e45b-914d-41b7-aba0-a04fece111cf], role = [null]</text:p>
      <text:p text:style-name="P5">PAM:fail in mapping connect !</text:p>
      <text:p text:style-name="P5"><text:s text:c="9"/>* a)Please check whether AMS daemon is running correctly *</text:p>
      <text:p text:style-name="P5"><text:s text:c="9"/>* b)Please check whether mapping rules are correct. <text:s text:c="5"/>*</text:p>
      <text:p text:style-name="P5"><text:s text:c="9"/>* <text:s text:c="4"/>If not, try: <text:s text:c="38"/>*</text:p>
      <text:p text:style-name="P5"><text:s text:c="9"/>* <text:s text:c="6"/>xos-policy-admin-am <text:s/>-vo &lt;vo&gt; --force <text:s text:c="11"/>*</text:p>
      <text:p text:style-name="P5"><text:s text:c="9"/>* <text:s text:c="6"/>xos-policy-admin-gm <text:s/>-vo &lt;vo&gt; --force <text:s text:c="11"/>*</text:p>
      <text:p text:style-name="P5"><text:s text:c="9"/>* c)Please check whether setting rule is correct. <text:s text:c="7"/>*</text:p>
      <text:p text:style-name="P5"><text:s text:c="9"/>* <text:s text:c="4"/>If not, try: <text:s text:c="38"/>*</text:p>
      <text:p text:style-name="P5"><text:s text:c="9"/>* <text:s text:c="6"/>xos-policy-admin-set -uidmax &lt;num&gt; -uidmin &lt;num&gt; *</text:p>
      <text:p text:style-name="P5"><text:s text:c="9"/>* <text:s text:c="27"/>-gidmax &lt;num&gt; -gidmin &lt;num&gt; *</text:p>
      <text:p text:style-name="P5">Oops: Permission denied</text:p>
      <text:p text:style-name="P5"/>
      <text:p text:style-name="P5"/>
      <text:p text:style-name="P5">[root@paraxos5 ~]# xos-policy-admin-am -vo ffc8e45b-914d-41b7-aba0-a04fece111cf <text:s/>--force</text:p>
      <text:p text:style-name="P5"><text:soft-page-break/>[root@paraxos5 ~]# xos-policy-admin-gm -vo ffc8e45b-914d-41b7-aba0-a04fece111cf <text:s/>--force</text:p>
      <text:p text:style-name="P5"/>
      <text:p text:style-name="P5">[root@paraxos5 ~]# xos-policy-admin-chk -pem /root/.xos/truststore/certs/user.crt</text:p>
      <text:p text:style-name="P5">dn = [/CN=584fddf7-69ae-47cc-b864-78f76e836aac], vo = [ffc8e45b-914d-41b7-aba0-a04fece111cf], role = [null]</text:p>
      <text:p text:style-name="P5">Sucess in PAM checking !</text:p>
      <text:p text:style-name="P5"/>
      <text:p text:style-name="P5">#Note: xos-policy-admin-chk uses the /etc/pam.d/pam_app_conv configuration file</text:p>
      <text:p text:style-name="P5"/>
      <text:p text:style-name="P5"/>
      <text:p text:style-name="P5">[yjegou@paraxos5 ~]$ cat &gt; /home/yjegou/.ssh/config-xos</text:p>
      <text:p text:style-name="P5">Host paraxos*</text:p>
      <text:p text:style-name="P5"><text:s text:c="2"/>XosProxyFile /home/yjegou/.xos/truststore/certs/user.crt</text:p>
      <text:p text:style-name="P5"><text:s text:c="2"/>XosVoName <text:s text:c="3"/>VO-Yvon</text:p>
      <text:p text:style-name="P5"/>
      <text:p text:style-name="P5">#due to a bug in ssh-xos: need to copy in config</text:p>
      <text:p text:style-name="P5">[yjegou@paraxos5 ~]$ cp /home/yjegou/.ssh/config-xos /home/yjegou/.ssh/config</text:p>
      <text:p text:style-name="P5"/>
      <text:p text:style-name="P5">#must remove w from group (due to umask?)</text:p>
      <text:p text:style-name="P5">[yjegou@paraxos5 ~]$ chmod g-w .ssh/config-xos</text:p>
      <text:p text:style-name="P5">[yjegou@paraxos5 ~]$ chmod g-w .ssh/config</text:p>
      <text:p text:style-name="P5"/>
      <text:p text:style-name="P5">[yjegou@paraxos5 ~]$ ssh-xos paraxos5.irisa.fr</text:p>
      <text:p text:style-name="P5">Last login: Tue Dec <text:s/>2 16:39:02 2008 from paraxos5.irisa.fr</text:p>
      <text:p text:style-name="P5">-bash-3.2$ whoami</text:p>
      <text:p text:style-name="P5">/CN=584fddf7-69ae-47cc-b864-78f76e836aac</text:p>
      <text:p text:style-name="P5">-bash-3.2$ pwd</text:p>
      <text:p text:style-name="P5">/home/584fddf7-69ae-47cc-b864-78f76e836aac</text:p>
      <text:p text:style-name="P5">-bash-3.2$ cat &gt; MyFirstFile</text:p>
      <text:p text:style-name="P5">abc</text:p>
      <text:p text:style-name="P5">-bash-3.2$ ls -al</text:p>
      <text:p text:style-name="P5">total 17</text:p>
      <text:p text:style-name="P5">drwxrwxrwx <text:s/>1 root <text:s text:c="36"/>root <text:s text:c="13"/>0 2008-12-02 16:39 ./</text:p>
      <text:p text:style-name="P5">drwxr-xr-x 13 root <text:s text:c="36"/>root <text:s text:c="10"/>4096 2008-12-02 16:25 ../</text:p>
      <text:p text:style-name="P5">-rwxrwxrwx <text:s/>1 /CN=584fddf7-69ae-47cc-b864-78f76e836aac root <text:s text:c="12"/>19 2008-12-02 16:37 .bash_history*</text:p>
      <text:p text:style-name="P5">-rwxrwxrwx <text:s/>1 /CN=584fddf7-69ae-47cc-b864-78f76e836aac xosuser_g60297 <text:s text:c="3"/>4 2008-12-02 16:39 MyFirstFile*</text:p>
      <text:p text:style-name="P5">drwxrwxrwx <text:s/>1 /CN=584fddf7-69ae-47cc-b864-78f76e836aac root <text:s text:c="13"/>0 2008-12-02 16:36 tmp/</text:p>
      <text:p text:style-name="P5">-bash-3.2$ exit</text:p>
      <text:p text:style-name="P5">logout</text:p>
      <text:p text:style-name="P5">Connection to paraxos5.irisa.fr closed.</text:p>
      <text:p text:style-name="P5"/>
      <text:p text:style-name="P5"/>
      <text:p text:style-name="P5">[root@paraxos5 ~]# service xosd stop</text:p>
      <text:p text:style-name="P5">Stopping xosd: <text:s text:c="49"/>[ <text:s/>OK <text:s/>]</text:p>
      <text:p text:style-name="P5"/>
      <text:p text:style-name="P5">[root@paraxos5 ~]# cat /etc/xos/config/XOSdConfig.conf</text:p>
      <text:p text:style-name="P5">#Properties File for the client application</text:p>
      <text:p text:style-name="P5">#Mon Dec 01 18:25:33 CET 2008</text:p>
      <text:p text:style-name="P5">rootaddress.host=131.254.201.20</text:p>
      <text:p text:style-name="P5">certificateLocation=/etc/xos/truststore/certs/resource.crt</text:p>
      <text:p text:style-name="P5">xosdRootDir=.</text:p>
      <text:p text:style-name="P5">networkInterface=</text:p>
      <text:p text:style-name="P5">externalAddress=131.254.201.20</text:p>
      <text:p text:style-name="P5">trustStoreSSL=/etc/xos/truststore/certs/</text:p>
      <text:p text:style-name="P5">trustStore=/etc/xos/truststore/certs/</text:p>
      <text:p text:style-name="P5">xosdport=60000</text:p>
      <text:p text:style-name="P5">xmlport=55000</text:p>
      <text:p text:style-name="P5"><text:soft-page-break/>rootaddress.externalAddress=131.254.201.20</text:p>
      <text:p text:style-name="P5">rootaddress.port=60000</text:p>
      <text:p text:style-name="P5">services.size=15</text:p>
      <text:p text:style-name="P5">privateKeyLocation=/etc/xos/truststore/private/resource.key</text:p>
      <text:p text:style-name="P5">useSSL=false</text:p>
      <text:p text:style-name="P5"/>
      <text:p text:style-name="P5">services.13=eu.xtreemos.xosd.srdsmng.service.SRDSMngHandler</text:p>
      <text:p text:style-name="P5">services.12=eu.xtreemos.xosd.jobmng.service.JobMngHandler</text:p>
      <text:p text:style-name="P5">services.11=eu.xtreemos.xosd.security.vops.service.VOPSHandler</text:p>
      <text:p text:style-name="P5">services.10=eu.xtreemos.xosd.security.rca.client.service.RCAClientHandler</text:p>
      <text:p text:style-name="P5">services.7=eu.xtreemos.xosd.execMng.service.ExecMngHandler</text:p>
      <text:p text:style-name="P5">services.5=eu.xtreemos.xosd.resmng.service.ResMngHandler</text:p>
      <text:p text:style-name="P5">services.4=eu.xtreemos.xosd.jobDirectory.service.JobDirectoryHandler</text:p>
      <text:p text:style-name="P5">services.3=eu.xtreemos.xosd.resourcemonitor.service.ResourceMonitorHandler</text:p>
      <text:p text:style-name="P5">services.2=eu.xtreemos.xosd.xmlextractor.service.XMLExtractorHandler</text:p>
      <text:p text:style-name="P5">services.1=eu.xtreemos.xosd.security.rca.server.service.RCAServerHandler</text:p>
      <text:p text:style-name="P5">services.0=eu.xtreemos.xosd.daemon.DaemonGlobal</text:p>
      <text:p text:style-name="P5"/>
      <text:p text:style-name="P5">[root@paraxos5 ~]# service xosd start</text:p>
      <text:p text:style-name="P5">Starting xosd: <text:s text:c="49"/>[ <text:s/>OK <text:s/>]</text:p>
      <text:p text:style-name="P5">[root@paraxos5 ~]# service xosd stop</text:p>
      <text:p text:style-name="P5">Stopping xosd: <text:s text:c="49"/>[ <text:s/>OK <text:s/>]</text:p>
      <text:p text:style-name="P5"/>
      <text:p text:style-name="P5">[root@paraxos5 ~]# cat /root/.xos/XATIConfig.conf</text:p>
      <text:p text:style-name="P5">#Properties File for the client application</text:p>
      <text:p text:style-name="P5">#Tue Dec 02 16:40:45 CET 2008</text:p>
      <text:p text:style-name="P5">useSSL=false</text:p>
      <text:p text:style-name="P5">xosdaddress.externalAddress=131.254.201.20</text:p>
      <text:p text:style-name="P5">xosdaddress.host=131.254.201.20</text:p>
      <text:p text:style-name="P5">privateKeyLocation=/etc/xos/truststore/private/resource.key</text:p>
      <text:p text:style-name="P5">userKeyFile=/root/.xos/truststore/private/user.key</text:p>
      <text:p text:style-name="P5">networkInterface=</text:p>
      <text:p text:style-name="P5">trustStoreSSL=/etc/xos/truststore/certs/</text:p>
      <text:p text:style-name="P5">address.host=131.254.201.20</text:p>
      <text:p text:style-name="P5">userCertificateFile=/root/.xos/truststore/certs/user.crt</text:p>
      <text:p text:style-name="P5">xosdaddress.port=60000</text:p>
      <text:p text:style-name="P5">address.port=10000</text:p>
      <text:p text:style-name="P5">certificateLocation=/etc/xos/truststore/certs/resource.crt</text:p>
      <text:p text:style-name="P5"/>
      <text:p text:style-name="P5">#NOTE: file .xos/XATICAConfig.conf does not exist any more</text:p>
      <text:p text:style-name="P5"/>
      <text:p text:style-name="P5">[root@paraxos5 ~]# xconsole_dixi</text:p>
      <text:p text:style-name="P5">XtreemOS Console</text:p>
      <text:p text:style-name="P5"/>
      <text:p text:style-name="P5">$ exit</text:p>
      <text:p text:style-name="P5">Bye</text:p>
      <text:p text:style-name="P5">^C</text:p>
      <text:p text:style-name="P5"/>
      <text:p text:style-name="P5">[yjegou@paraxos5 ~]$ cat /home/yjegou/.xos/XATIConfig.conf</text:p>
      <text:p text:style-name="P5">#Properties File for the client application</text:p>
      <text:p text:style-name="P5">#Wed Nov 12 15:01:17 CET 2008</text:p>
      <text:p text:style-name="P5">useSSL=false</text:p>
      <text:p text:style-name="P5">xosdaddress.externalAddress=131.254.201.20</text:p>
      <text:p text:style-name="P5">xosdaddress.host=131.254.201.20</text:p>
      <text:p text:style-name="P5">privateKeyLocation=/etc/xos/truststore/private/reskey.pem</text:p>
      <text:p text:style-name="P5">userKeyFile=/home/yjegou/.xos/truststore/private/user.key</text:p>
      <text:p text:style-name="P5">networkInterface=</text:p>
      <text:p text:style-name="P5">trustStoreSSL=/etc/xos/truststore/certs/</text:p>
      <text:p text:style-name="P5">address.host=131.254.201.20</text:p>
      <text:p text:style-name="P5">userCertificateFile=/home/yjegou/.xos/truststore/certs/user.crt</text:p>
      <text:p text:style-name="P5">xosdaddress.port=60000</text:p>
      <text:p text:style-name="P5">address.port=10000</text:p>
      <text:p text:style-name="P5">certificateLocation=/etc/xos/truststore/certs/rescert.pem</text:p>
      <text:p text:style-name="P5"/>
      <text:p text:style-name="P5"><text:soft-page-break/>[root@paraxos5 ~]# xps -a</text:p>
      <text:p text:style-name="P5">Could not open Config File: open: No such file or directory</text:p>
      <text:p text:style-name="P5">Expected File: /root/.xos/XATICAConfig.conf</text:p>
      <text:p text:style-name="P5">Using and writing default values for configError certificate File : /etc/xos/truststore/certs/xati_dummy.pem</text:p>
      <text:p text:style-name="P5">[root@paraxos5 ~]# cat /root/.xos/XATICAConfig.conf</text:p>
      <text:p text:style-name="P5">xosdaddress.host=paraxos5.irisa.fr</text:p>
      <text:p text:style-name="P5">xosdaddress.port=55000</text:p>
      <text:p text:style-name="P5">address.host=paraxos5.irisa.fr</text:p>
      <text:p text:style-name="P5">address.port=10001</text:p>
      <text:p text:style-name="P5">certificateLocation=/etc/xos/truststore/certs/resource.crt</text:p>
      <text:p text:style-name="P5">privateKeyLocation=/etc/xos/truststore/private/resource.key</text:p>
      <text:p text:style-name="P5">trustStoreSSL=/etc/xos/truststore/certs/</text:p>
      <text:p text:style-name="P5">useSSL=false</text:p>
      <text:p text:style-name="P5">cdaaddress.host=paraxos5.irisa.fr</text:p>
      <text:p text:style-name="P5">cdaaddress.port=60000</text:p>
      <text:p text:style-name="P5"/>
      <text:p text:style-name="P5">[yjegou@paraxos5 ~]$ xps -a</text:p>
      <text:p text:style-name="P5">Could not open Config File: open: No such file or directory</text:p>
      <text:p text:style-name="P5">Expected File: /home/yjegou/.xos/XATICAConfig.conf</text:p>
      <text:p text:style-name="P5">Using and writing default values for configError certificate File : /etc/xos/truststore/certs/xati_dummy.pem</text:p>
      <text:p text:style-name="P5">[yjegou@paraxos5 ~]$ cat /home/yjegou/.xos/XATICAConfig.conf</text:p>
      <text:p text:style-name="P5">xosdaddress.host=paraxos5.irisa.fr</text:p>
      <text:p text:style-name="P5">xosdaddress.port=55000</text:p>
      <text:p text:style-name="P5">address.host=paraxos5.irisa.fr</text:p>
      <text:p text:style-name="P5">address.port=10001</text:p>
      <text:p text:style-name="P5">certificateLocation=/etc/xos/truststore/certs/resource.crt</text:p>
      <text:p text:style-name="P5">privateKeyLocation=/etc/xos/truststore/private/resource.key</text:p>
      <text:p text:style-name="P5">trustStoreSSL=/etc/xos/truststore/certs/</text:p>
      <text:p text:style-name="P5">useSSL=false</text:p>
      <text:p text:style-name="P5">cdaaddress.host=paraxos5.irisa.fr</text:p>
      <text:p text:style-name="P5">cdaaddress.port=60000</text:p>
      <text:p text:style-name="P5"/>
      <text:p text:style-name="P5">[root@paraxos5 ~]# cat /etc/xos/config/RCAServerConfig.conf</text:p>
      <text:p text:style-name="P5">#Properties File for the client application</text:p>
      <text:p text:style-name="P5">#Tue Dec 02 16:46:28 CET 2008</text:p>
      <text:p text:style-name="P5">certDNCountry=FR</text:p>
      <text:p text:style-name="P5">attributeType=V3</text:p>
      <text:p text:style-name="P5">keyPassword=</text:p>
      <text:p text:style-name="P5">certificateFileName=/etc/xos/truststore/certs/rcaserver.crt</text:p>
      <text:p text:style-name="P5">certDNOrganisation=INRIA</text:p>
      <text:p text:style-name="P5">cdaPassword=</text:p>
      <text:p text:style-name="P5">daysCertValidity=30</text:p>
      <text:p text:style-name="P5">privateKey=/etc/xos/truststore/private/rcaserver.key</text:p>
      <text:p text:style-name="P5">rcaDBFile=/etc/xos/RCADB.bin</text:p>
      <text:p text:style-name="P5">certDNOrganisationUnit=XtreemOS</text:p>
      <text:p text:style-name="P5">certDNLocation=Rennes</text:p>
      <text:p text:style-name="P5"/>
      <text:p text:style-name="P5">[root@paraxos5 ~]# cat /etc/xos/config/RCAClientConfig.conf</text:p>
      <text:p text:style-name="P5">#Properties File for the client application</text:p>
      <text:p text:style-name="P5">#Mon Dec 01 18:25:34 CET 2008</text:p>
      <text:p text:style-name="P5">resPrivateKeyFileName=/etc/xos/truststore/private/resource.key</text:p>
      <text:p text:style-name="P5">resAttributeCertExtFileName=/etc/xos/truststore/certs/attrextcert.crt</text:p>
      <text:p text:style-name="P5">resAttributeCertFileName=/etc/xos/truststore/certs/attrcert.crt</text:p>
      <text:p text:style-name="P5">cdaCertificateFileName=/etc/xos/truststore/certs/rcaserver.crt</text:p>
      <text:p text:style-name="P5">resVOAttributeCertIncoming=/etc/xos/truststore/certs/incoming/</text:p>
      <text:p text:style-name="P5">resIdentityCertFileName=/etc/xos/truststore/certs/resource.crt</text:p>
      <text:p text:style-name="P5"/>
      <text:p text:style-name="P5">#create an initial <text:s/>ResMng.conf</text:p>
      <text:p text:style-name="P5">#not sure it is necessary</text:p>
      <text:p text:style-name="P5">[root@paraxos5 ~]# cat /etc/xos/config/ResMng.conf</text:p>
      <text:p text:style-name="P5">#Properties File for the client application</text:p>
      <text:p text:style-name="P5">#Tue Dec 02 16:46:28 CET 2008</text:p>
      <text:p text:style-name="P5"><text:soft-page-break/>VOPSPubCert=/etc/xos/truststore/certs/vops.crt</text:p>
      <text:p text:style-name="P5">testVOPS=false </text:p>
      <text:p text:style-name="P5">useADS=false</text:p>
      <text:p text:style-name="P5"/>
      <text:p text:style-name="P5">[root@paraxos5 ~]# service xosd start</text:p>
      <text:p text:style-name="P5">Starting xosd: <text:s text:c="49"/>[ <text:s/>OK <text:s/>]</text:p>
      <text:p text:style-name="P5"/>
      <text:p text:style-name="P5">[root@paraxos5 ~]# rca_apply</text:p>
      <text:p text:style-name="P5">Returned from service call: successMethod</text:p>
      <text:p text:style-name="P5">[root@paraxos5 ~]# rca_list_pending</text:p>
      <text:p text:style-name="P5">Returned from service call: successMethod</text:p>
      <text:p text:style-name="P5">Listing pending resources:</text:p>
      <text:p text:style-name="P5">ResouceID = [IP=131.254.201.20:60000]: [hostIP={Address = [://paraxos5.irisa.fr/131.254.201.20:60000(/131.254.201.20)]}, hostUniqueID={131.254.201.20}, operatingSystemName={Linux}, processorArchitecture={x86}, CPUCount={8.0}, RAMSize={3.44981504E9}]</text:p>
      <text:p text:style-name="P5">[root@paraxos5 ~]# rca_list_registered</text:p>
      <text:p text:style-name="P5">Returned from service call: successMethod</text:p>
      <text:p text:style-name="P5">Listing registered resources:</text:p>
      <text:p text:style-name="P5"><text:s text:c="2"/>List empty.</text:p>
      <text:p text:style-name="P5">[root@paraxos5 ~]# rca_confirm 131.254.201.20:60000</text:p>
      <text:p text:style-name="P5">Returned from service call: successMethod</text:p>
      <text:p text:style-name="P5">[root@paraxos5 ~]# rca_list_pending</text:p>
      <text:p text:style-name="P5">Returned from service call: successMethod</text:p>
      <text:p text:style-name="P5">Listing pending resources:</text:p>
      <text:p text:style-name="P5"><text:s text:c="2"/>List empty.</text:p>
      <text:p text:style-name="P5">[root@paraxos5 ~]# rca_list_registered</text:p>
      <text:p text:style-name="P5">Returned from service call: successMethod</text:p>
      <text:p text:style-name="P5">Listing registered resources:</text:p>
      <text:p text:style-name="P5">ResouceID = [IP=131.254.201.20:60000]: [hostIP={Address = [://paraxos5.irisa.fr/131.254.201.20:60000(/131.254.201.20)]}, hostUniqueID={131.254.201.20}, operatingSystemName={Linux}, processorArchitecture={x86}, CPUCount={8.0}, RAMSize={3.44981504E9}]</text:p>
      <text:p text:style-name="P5"/>
      <text:p text:style-name="P5">[root@paraxos5 ~]# rca_request</text:p>
      <text:p text:style-name="P5">Returned from service call: successMethod</text:p>
      <text:p text:style-name="P5">Requesting a new certificate...</text:p>
      <text:p text:style-name="P5">Identity certificate:</text:p>
      <text:p text:style-name="P5"><text:s text:c="2"/>DN: C=FR,L=Rennes,OU=XtreemOS,O=INRIA,CN=Address = [://paraxos5.irisa.fr/131.254.201.20:60000(/131.254.201.20)]</text:p>
      <text:p text:style-name="P5"><text:s text:c="2"/>serial number: 1228233464092</text:p>
      <text:p text:style-name="P5"><text:s text:c="2"/>issuer DN: O=INRIA,OU=RCA VO Yvon,CN=paraxos5.irisa.fr</text:p>
      <text:p text:style-name="P5"><text:s text:c="2"/>validity start: Tue Dec 02 16:52:44 CET 2008</text:p>
      <text:p text:style-name="P5"><text:s text:c="2"/>validity end: Thu Jan 01 17:02:44 CET 2009</text:p>
      <text:p text:style-name="P5">Attributes of attribute certificate:</text:p>
      <text:p text:style-name="P5"><text:s/>(attributes in extensions)</text:p>
      <text:p text:style-name="P5"><text:s text:c="2"/>MemorySize = 3.44981504E9</text:p>
      <text:p text:style-name="P5"><text:s text:c="2"/>Service =</text:p>
      <text:p text:style-name="P5"><text:s text:c="4"/>eu.xtreemos.system.communication.redirector.ServiceCallRedirector</text:p>
      <text:p text:style-name="P5"><text:s text:c="4"/>eu.xtreemos.xosd.daemon.Daemon</text:p>
      <text:p text:style-name="P5"><text:s text:c="4"/>eu.xtreemos.xosd.security.rca.server.RCAServer</text:p>
      <text:p text:style-name="P5"><text:s text:c="4"/>eu.xtreemos.xosd.xmlextractor.XMLExtractor</text:p>
      <text:p text:style-name="P5"><text:s text:c="4"/>eu.xtreemos.xosd.resourcemonitor.ResourceMonitor</text:p>
      <text:p text:style-name="P5"><text:s text:c="4"/>eu.xtreemos.xosd.jobDirectory.JobDirectory</text:p>
      <text:p text:style-name="P5"><text:s text:c="4"/>eu.xtreemos.xosd.resmng.ResMng</text:p>
      <text:p text:style-name="P5"><text:s text:c="4"/>eu.xtreemos.xosd.execMng.ExecMng</text:p>
      <text:p text:style-name="P5"><text:s text:c="4"/>eu.xtreemos.xosd.security.rca.client.RCAClient</text:p>
      <text:p text:style-name="P5"><text:s text:c="4"/>eu.xtreemos.xosd.security.vops.VOPS</text:p>
      <text:p text:style-name="P5"><text:s text:c="4"/>eu.xtreemos.xosd.jobmng.JobMng</text:p>
      <text:p text:style-name="P5"><text:s text:c="4"/>eu.xtreemos.xosd.srdsmng.SRDSMng</text:p>
      <text:p text:style-name="P5"/>
      <text:p text:style-name="P5"><text:s text:c="2"/>CPUCount = 8</text:p>
      <text:p text:style-name="P5"><text:s text:c="2"/>CPUSpeed = 1.673527296E9</text:p>
      <text:p text:style-name="P5"/>
      <text:p text:style-name="P5"><text:soft-page-break/></text:p>
      <text:p text:style-name="P5"/>
      <text:p text:style-name="P5">[root@paraxos5 ~]# ls -al /etc/xos/truststore/certs/incoming/</text:p>
      <text:p text:style-name="P5">total 8</text:p>
      <text:p text:style-name="P5">drwxr-xr-x 2 root root 4096 2008-11-26 15:42 ./</text:p>
      <text:p text:style-name="P5">drwxr-xr-x 3 root root 4096 2008-12-02 16:57 ../</text:p>
      <text:p text:style-name="P5">[root@paraxos5 ~]# chmod 777 /etc/xos/truststore/certs/incoming</text:p>
      <text:p text:style-name="P5"/>
      <text:p text:style-name="P5">[root@paraxos5 ~]# dixi_test -RCA avo ffc8e45b-914d-41b7-aba0-a04fece111cf 131.254.201.20:60000</text:p>
      <text:p text:style-name="P5">Returned from service call: successMethod</text:p>
      <text:p text:style-name="P5">Adding the resource 131.254.201.20:60000 to the VO.</text:p>
      <text:p text:style-name="P5">Added resource 131.254.201.20:60000 to VO ffc8e45b-914d-41b7-aba0-a04fece111cf.</text:p>
      <text:p text:style-name="P5"/>
      <text:p text:style-name="P5">[root@paraxos5 ~]# ls -al /etc/xos/truststore/certs/incoming/</text:p>
      <text:p text:style-name="P5">total 12</text:p>
      <text:p text:style-name="P5">drwxrwxrwx 2 root root 4096 2008-12-02 17:00 ./</text:p>
      <text:p text:style-name="P5">drwxr-xr-x 3 root root 4096 2008-12-02 16:57 ../</text:p>
      <text:p text:style-name="P5">-rw-r--r-- 1 root root 1931 2008-12-02 17:00 attrcertffc8e45b-914d-41b7-aba0-a04fece111cfext.crt</text:p>
      <text:p text:style-name="P5"/>
      <text:p text:style-name="P5">[root@paraxos5 ~]# cp /etc/xos/truststore/certs/incoming/attrcertffc8e45b-914d-41b7-aba0-a04fece111cfext.crt /etc/xos/truststore/certs/</text:p>
      <text:p text:style-name="P5"/>
      <text:p text:style-name="P5"/>
      <text:p text:style-name="P5">[root@paraxos5 ~]# service gmond stop</text:p>
      <text:p text:style-name="P5">Shutting down GANGLIA gmond: <text:s text:c="35"/>[ <text:s/>OK <text:s/>]</text:p>
      <text:p text:style-name="P5">[root@paraxos5 ~]# service gmond start</text:p>
      <text:p text:style-name="P5">Starting GANGLIA gmond: <text:s text:c="40"/>[ <text:s/>OK <text:s/>]</text:p>
      <text:p text:style-name="P5"/>
      <text:p text:style-name="P5">[root@paraxos5 ~]# cat /etc/xos/config/Rss/config.cfg</text:p>
      <text:p text:style-name="P5">local_port = 1905</text:p>
      <text:p text:style-name="P5">network_interface = eth0</text:p>
      <text:p text:style-name="P5">disk_device = sda4</text:p>
      <text:p text:style-name="P5">bootstrap_address = 131.254.201.20</text:p>
      <text:p text:style-name="P5">bootstrap_port = 1905</text:p>
      <text:p text:style-name="P5">bootstrap_time = 1000</text:p>
      <text:p text:style-name="P5"/>
      <text:p text:style-name="P5">socket_timeout = 60000</text:p>
      <text:p text:style-name="P5"/>
      <text:p text:style-name="P5">...</text:p>
      <text:p text:style-name="P5"/>
      <text:p text:style-name="P5">[root@paraxos5 ~]# cat /etc/xos/config/Bamboo/stdconf.cfg</text:p>
      <text:p text:style-name="P5"/>
      <text:p text:style-name="P5">...</text:p>
      <text:p text:style-name="P5"><text:s text:c="9"/>&lt;initargs&gt;</text:p>
      <text:p text:style-name="P5"><text:s text:c="13"/>node_id 131.254.201.20:3630</text:p>
      <text:p text:style-name="P5"><text:s text:c="9"/>&lt;/initargs&gt;</text:p>
      <text:p text:style-name="P5">...</text:p>
      <text:p text:style-name="P5"><text:s text:c="18"/>gateway <text:s text:c="26"/>131.254.201.20:3630</text:p>
      <text:p text:style-name="P5"><text:s/>...</text:p>
      <text:p text:style-name="P5"/>
      <text:p text:style-name="P5"/>
      <text:p text:style-name="P5">[root@paraxos5 ~]# cat /etc/xos/config/ResMng.conf</text:p>
      <text:p text:style-name="P5">#Properties File for the client application</text:p>
      <text:p text:style-name="P5">#Tue Dec 02 16:46:28 CET 2008</text:p>
      <text:p text:style-name="P5">VOPSPubCert=/etc/xos/truststore/certs/vops.crt</text:p>
      <text:p text:style-name="P5">testVOPS=true</text:p>
      <text:p text:style-name="P5">useADS=true</text:p>
      <text:p text:style-name="P5"/>
      <text:p text:style-name="P5">[yjegou@paraxos5 ~]$ cat <text:s/>psx.jsdl</text:p>
      <text:p text:style-name="P5">&lt;?xml version="1.0" encoding="UTF-8"?&gt;</text:p>
      <text:p text:style-name="P5">&lt;JobDefinition xmlns:jsdl="http://schemas.ggf.org/jsdl/2005/11/jsdl"&gt;</text:p>
      <text:p text:style-name="P5"><text:s text:c="3"/>&lt;JobDescription&gt;</text:p>
      <text:p text:style-name="P5"><text:soft-page-break/><text:s text:c="7"/>&lt;JobIdentification&gt;</text:p>
      <text:p text:style-name="P5"><text:s text:c="13"/>&lt;Description&gt;Blank&lt;/Description&gt;</text:p>
      <text:p text:style-name="P5"><text:s text:c="13"/>&lt;JobProject&gt;Blank&lt;/JobProject&gt;</text:p>
      <text:p text:style-name="P5"><text:s text:c="9"/>&lt;/JobIdentification&gt;</text:p>
      <text:p text:style-name="P5"><text:s text:c="9"/>&lt;Application&gt;</text:p>
      <text:p text:style-name="P5"><text:s text:c="13"/>&lt;POSIXApplication</text:p>
      <text:p text:style-name="P5"><text:s text:c="18"/>xmlns:ns1="http://schemas.ggf.org/jsdl/2005/11/jsdl-posix"&gt;</text:p>
      <text:p text:style-name="P5"><text:s text:c="17"/>&lt;Executable&gt;/bin/ps&lt;/Executable&gt;</text:p>
      <text:p text:style-name="P5"><text:s text:c="17"/>&lt;Argument&gt;-aef&lt;/Argument&gt;</text:p>
      <text:p text:style-name="P5"><text:s text:c="19"/>&lt;Output&gt;/home/584fddf7-69ae-47cc-b864-78f76e836aac/ps.out&lt;/Output&gt;</text:p>
      <text:p text:style-name="P5"><text:s text:c="13"/>&lt;/POSIXApplication&gt;</text:p>
      <text:p text:style-name="P5"><text:s text:c="9"/>&lt;/Application&gt;</text:p>
      <text:p text:style-name="P5"><text:s text:c="9"/>&lt;Resources&gt;</text:p>
      <text:p text:style-name="P5"><text:s text:c="17"/>&lt;TotalResourceCount&gt;</text:p>
      <text:p text:style-name="P5"><text:s text:c="25"/>&lt;Exact&gt; 1 &lt;/Exact&gt;</text:p>
      <text:p text:style-name="P5"><text:s text:c="17"/>&lt;/TotalResourceCount&gt;</text:p>
      <text:p text:style-name="P5"><text:s text:c="9"/>&lt;/Resources&gt;</text:p>
      <text:p text:style-name="P5"><text:s text:c="5"/>&lt;/JobDescription&gt;</text:p>
      <text:p text:style-name="P5">&lt;/JobDefinition&gt;</text:p>
      <text:p text:style-name="P5"/>
      <text:p text:style-name="P5">[yjegou@paraxos5 ~]$ ssh-xos paraxos5.irisa.fr</text:p>
      <text:p text:style-name="P5">Last login: Tue Dec <text:s/>2 16:39:08 2008 from paraxos5.irisa.fr</text:p>
      <text:p text:style-name="P5">-bash-3.2$ pwd</text:p>
      <text:p text:style-name="P5">/home/584fddf7-69ae-47cc-b864-78f76e836aac</text:p>
      <text:p text:style-name="P5">-bash-3.2$ ls</text:p>
      <text:p text:style-name="P5">MyFirstFile* <text:s/>tmp/</text:p>
      <text:p text:style-name="P5">-bash-3.2$ exit</text:p>
      <text:p text:style-name="P5">logout</text:p>
      <text:p text:style-name="P5">Connection to paraxos5.irisa.fr closed.</text:p>
      <text:p text:style-name="P5">[yjegou@paraxos5 ~]$ xconsole_dixi</text:p>
      <text:p text:style-name="P5">XtreemOS Console</text:p>
      <text:p text:style-name="P5"/>
      <text:p text:style-name="P5">$ xrs -jsdl /home/yjegou/psx.jsdl</text:p>
      <text:p text:style-name="P5">Listing resources matching JSDL query:</text:p>
      <text:p text:style-name="P5"><text:s text:c="2"/>Address = [://paraxos5.irisa.fr/131.254.201.20:60000(/131.254.201.20)]</text:p>
      <text:p text:style-name="P5">$ xsub -f /home/yjegou/psx.jsdl</text:p>
      <text:p text:style-name="P5">Job submitted succesfully: f2c8c186-5f85-4861-852c-8aa41937a8b8</text:p>
      <text:p text:style-name="P5">$ exit</text:p>
      <text:p text:style-name="P5">Bye</text:p>
      <text:p text:style-name="P5">[yjegou@paraxos5 ~]$ ssh-xos paraxos5.irisa.fr</text:p>
      <text:p text:style-name="P5">Last login: Tue Dec <text:s/>2 17:16:21 2008 from paraxos5.irisa.fr</text:p>
      <text:p text:style-name="P5">-bash-3.2$ ls</text:p>
      <text:p text:style-name="P5">MyFirstFile* <text:s/>ps.out* <text:s/>tmp/</text:p>
      <text:p text:style-name="P5">-bash-3.2$ exit</text:p>
      <text:p text:style-name="P5">logout</text:p>
      <text:p text:style-name="P5">Connection to paraxos5.irisa.fr closed.</text:p>
      <text:p text:style-name="P5"/>
      <text:p text:style-name="P5"/>
      <text:p text:style-name="P5"/>
      <text:p text:style-name="P5"/>
      <text:p text:style-name="P5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3-25T11:13:32.82</dc:date>
    <dc:creator>sk sk</dc:creator>
    <meta:editing-duration>PT06H13M46S</meta:editing-duration>
    <meta:editing-cycles>7</meta:editing-cycles>
    <meta:generator>OpenOffice.org/3.0$Win32 OpenOffice.org_project/300m9$Build-9358</meta:generator>
    <meta:document-statistic meta:table-count="0" meta:image-count="0" meta:object-count="0" meta:page-count="21" meta:paragraph-count="935" meta:word-count="3312" meta:character-count="41758"/>
    <meta:user-defined meta:name="Info 1"/>
    <meta:user-defined meta:name="Info 2"/>
    <meta:user-defined meta:name="Info 3"/>
    <meta:user-defined meta:name="Info 4"/>
  </office:meta>
</office:document-meta>
</file>